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69.5mm"/>
    </style:style>
    <style:style style:name="co5" style:family="table-column">
      <style:table-column-properties fo:break-before="auto" style:column-width="40.34mm"/>
    </style:style>
    <style:style style:name="co6" style:family="table-column">
      <style:table-column-properties fo:break-before="auto" style:column-width="52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"/>
        <table:table-column table:style-name="co9" table:default-cell-style-name="ce4"/>
        <table:table-column table:style-name="co9" table:default-cell-style-name="ce10"/>
        <table:table-column table:style-name="co9" table:default-cell-style-name="Default"/>
        <table:table-column table:style-name="co9" table:number-columns-repeated="2" table:default-cell-style-name="ce12"/>
        <table:table-column table:style-name="co9" table:default-cell-style-name="Default"/>
        <table:table-column table:style-name="co9" table:number-columns-repeated="2" table:default-cell-style-name="ce14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400</text:p>
          </table:table-cell>
          <table:table-cell table:style-name="ce3" office:value-type="string" calcext:value-type="string">
            <text:p>Theorique</text:p>
          </table:table-cell>
          <table:table-cell table:style-name="ce3" office:value-type="string" calcext:value-type="string">
            <text:p>Pourcentage Battery</text:p>
          </table:table-cell>
          <table:table-cell table:style-name="ce3" office:value-type="string" calcext:value-type="string">
            <text:p>Correction</text:p>
          </table:table-cell>
          <table:table-cell table:style-name="ce3" office:value-type="string" calcext:value-type="string">
            <text:p>Correction Theorique</text:p>
          </table:table-cell>
          <table:table-cell table:number-columns-repeated="4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" calcext:value-type="float">
            <text:p>12,03</text:p>
          </table:table-cell>
          <table:table-cell office:value-type="float" office:value="243" calcext:value-type="float">
            <text:p>243</text:p>
          </table:table-cell>
          <table:table-cell table:formula="of:=SUM([.B2]*[.P2])+[.Q2]" office:value-type="float" office:value="245.9" calcext:value-type="float">
            <text:p>245,9</text:p>
          </table:table-cell>
          <table:table-cell table:formula="of:=SUM([.B2]*[.S2])+[.T2]" office:value-type="float" office:value="100.3855" calcext:value-type="float">
            <text:p>100,3855</text:p>
          </table:table-cell>
          <table:table-cell table:formula="of:=SUM([.C2]+((100-[.E2])*[.C2]/100))" office:value-type="float" office:value="242.063235" calcext:value-type="float">
            <text:p>242,063235</text:p>
          </table:table-cell>
          <table:table-cell table:formula="of:=SUM([.D2]+((100-[.E2])*[.D2]/100))" office:value-type="float" office:value="244.9520555" calcext:value-type="float">
            <text:p>244,95205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12.85" calcext:value-type="float">
            <text:p>12,85</text:p>
          </table:table-cell>
          <table:table-cell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formula="of:=SUM([.B3]*[.P2])+[.Q2]" office:value-type="float" office:value="245" calcext:value-type="float">
            <text:p>245</text:p>
          </table:table-cell>
          <table:table-cell table:formula="of:=SUM([.B3]*[.S3])+[.T3]" office:value-type="float" office:value="100" calcext:value-type="float">
            <text:p>100</text:p>
          </table:table-cell>
          <table:table-cell table:formula="of:=SUM([.C3]+((100-[.E3])*[.C3]/100))" office:value-type="float" office:value="242" calcext:value-type="float">
            <text:p>242</text:p>
          </table:table-cell>
          <table:table-cell table:formula="of:=SUM([.D3]+((100-[.E3])*[.D3]/100))" office:value-type="float" office:value="245" calcext:value-type="float">
            <text:p>24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formula="of:=[.S2]" office:value-type="float" office:value="12.85" calcext:value-type="float">
            <text:p>12,85</text:p>
          </table:table-cell>
          <table:table-cell table:formula="of:=[.T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office:value-type="float" office:value="240" calcext:value-type="float">
            <text:p>240</text:p>
          </table:table-cell>
          <table:table-cell table:formula="of:=SUM([.B4]*[.P2])+[.Q2]" office:value-type="float" office:value="244.4" calcext:value-type="float">
            <text:p>244,4</text:p>
          </table:table-cell>
          <table:table-cell table:formula="of:=SUM([.B4]*[.S4])+[.T4]" office:value-type="float" office:value="99.743" calcext:value-type="float">
            <text:p>99,743</text:p>
          </table:table-cell>
          <table:table-cell table:formula="of:=SUM([.C4]+((100-[.E4])*[.C4]/100))" office:value-type="float" office:value="240.6168" calcext:value-type="float">
            <text:p>240,6168</text:p>
          </table:table-cell>
          <table:table-cell table:formula="of:=SUM([.D4]+((100-[.E4])*[.D4]/100))" office:value-type="float" office:value="245.028108" calcext:value-type="float">
            <text:p>245,0281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formula="of:=[.S3]" office:value-type="float" office:value="12.85" calcext:value-type="float">
            <text:p>12,85</text:p>
          </table:table-cell>
          <table:table-cell table:formula="of:=[.T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,95</text:p>
          </table:table-cell>
          <table:table-cell office:value-type="float" office:value="240" calcext:value-type="float">
            <text:p>240</text:p>
          </table:table-cell>
          <table:table-cell table:formula="of:=SUM([.B5]*[.P2])+[.Q2]" office:value-type="float" office:value="243.5" calcext:value-type="float">
            <text:p>243,5</text:p>
          </table:table-cell>
          <table:table-cell table:formula="of:=SUM([.B5]*[.S5])+[.T5]" office:value-type="float" office:value="99.3575" calcext:value-type="float">
            <text:p>99,3575</text:p>
          </table:table-cell>
          <table:table-cell table:formula="of:=SUM([.C5]+((100-[.E5])*[.C5]/100))" office:value-type="float" office:value="241.542" calcext:value-type="float">
            <text:p>241,542</text:p>
          </table:table-cell>
          <table:table-cell table:formula="of:=SUM([.D5]+((100-[.E5])*[.D5]/100))" office:value-type="float" office:value="245.0644875" calcext:value-type="float">
            <text:p>245,064487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/>
          <table:table-cell table:formula="of:=[.S4]" office:value-type="float" office:value="12.85" calcext:value-type="float">
            <text:p>12,85</text:p>
          </table:table-cell>
          <table:table-cell table:formula="of:=[.T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2" calcext:value-type="float">
            <text:p>11,92</text:p>
          </table:table-cell>
          <table:table-cell office:value-type="float" office:value="240" calcext:value-type="float">
            <text:p>240</text:p>
          </table:table-cell>
          <table:table-cell table:formula="of:=SUM([.B6]*[.P2])+[.Q2]" office:value-type="float" office:value="242.6" calcext:value-type="float">
            <text:p>242,6</text:p>
          </table:table-cell>
          <table:table-cell table:formula="of:=SUM([.B6]*[.S6])+[.T6]" office:value-type="float" office:value="98.972" calcext:value-type="float">
            <text:p>98,972</text:p>
          </table:table-cell>
          <table:table-cell table:formula="of:=SUM([.C6]+((100-[.E6])*[.C6]/100))" office:value-type="float" office:value="242.4672" calcext:value-type="float">
            <text:p>242,4672</text:p>
          </table:table-cell>
          <table:table-cell table:formula="of:=SUM([.D6]+((100-[.E6])*[.D6]/100))" office:value-type="float" office:value="245.093928" calcext:value-type="float">
            <text:p>245,0939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/>
          <table:table-cell table:formula="of:=[.S5]" office:value-type="float" office:value="12.85" calcext:value-type="float">
            <text:p>12,85</text:p>
          </table:table-cell>
          <table:table-cell table:formula="of:=[.T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8" calcext:value-type="float">
            <text:p>11,88</text:p>
          </table:table-cell>
          <table:table-cell office:value-type="float" office:value="236" calcext:value-type="float">
            <text:p>236</text:p>
          </table:table-cell>
          <table:table-cell table:formula="of:=SUM([.B7]*[.P2])+[.Q2]" office:value-type="float" office:value="241.4" calcext:value-type="float">
            <text:p>241,4</text:p>
          </table:table-cell>
          <table:table-cell table:formula="of:=SUM([.B7]*[.S7])+[.T7]" office:value-type="float" office:value="98.458" calcext:value-type="float">
            <text:p>98,458</text:p>
          </table:table-cell>
          <table:table-cell table:formula="of:=SUM([.C7]+((100-[.E7])*[.C7]/100))" office:value-type="float" office:value="239.63912" calcext:value-type="float">
            <text:p>239,63912</text:p>
          </table:table-cell>
          <table:table-cell table:formula="of:=SUM([.D7]+((100-[.E7])*[.D7]/100))" office:value-type="float" office:value="245.122388" calcext:value-type="float">
            <text:p>245,12238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/>
          <table:table-cell table:formula="of:=[.S6]" office:value-type="float" office:value="12.85" calcext:value-type="float">
            <text:p>12,85</text:p>
          </table:table-cell>
          <table:table-cell table:formula="of:=[.T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5" calcext:value-type="float">
            <text:p>11,85</text:p>
          </table:table-cell>
          <table:table-cell office:value-type="float" office:value="237" calcext:value-type="float">
            <text:p>237</text:p>
          </table:table-cell>
          <table:table-cell table:formula="of:=SUM([.B8]*[.P2])+[.Q2]" office:value-type="float" office:value="240.5" calcext:value-type="float">
            <text:p>240,5</text:p>
          </table:table-cell>
          <table:table-cell table:formula="of:=SUM([.B8]*[.S8])+[.T8]" office:value-type="float" office:value="98.0725" calcext:value-type="float">
            <text:p>98,0725</text:p>
          </table:table-cell>
          <table:table-cell table:formula="of:=SUM([.C8]+((100-[.E8])*[.C8]/100))" office:value-type="float" office:value="241.568175" calcext:value-type="float">
            <text:p>241,568175</text:p>
          </table:table-cell>
          <table:table-cell table:formula="of:=SUM([.D8]+((100-[.E8])*[.D8]/100))" office:value-type="float" office:value="245.1356375" calcext:value-type="float">
            <text:p>245,135637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/>
          <table:table-cell table:formula="of:=[.S7]" office:value-type="float" office:value="12.85" calcext:value-type="float">
            <text:p>12,85</text:p>
          </table:table-cell>
          <table:table-cell table:formula="of:=[.T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office:value-type="float" office:value="234" calcext:value-type="float">
            <text:p>234</text:p>
          </table:table-cell>
          <table:table-cell table:formula="of:=SUM([.B9]*[.P9])+[.Q9]" office:value-type="float" office:value="239.6" calcext:value-type="float">
            <text:p>239,6</text:p>
          </table:table-cell>
          <table:table-cell table:formula="of:=SUM([.B9]*[.S9])+[.T9]" office:value-type="float" office:value="97.687" calcext:value-type="float">
            <text:p>97,687</text:p>
          </table:table-cell>
          <table:table-cell table:formula="of:=SUM([.C9]+((100-[.E9])*[.C9]/100))" office:value-type="float" office:value="239.41242" calcext:value-type="float">
            <text:p>239,41242</text:p>
          </table:table-cell>
          <table:table-cell table:formula="of:=SUM([.D9]+((100-[.E9])*[.D9]/100))" office:value-type="float" office:value="245.141948" calcext:value-type="float">
            <text:p>245,14194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/>
          <table:table-cell table:formula="of:=[.S8]" office:value-type="float" office:value="12.85" calcext:value-type="float">
            <text:p>12,85</text:p>
          </table:table-cell>
          <table:table-cell table:formula="of:=[.T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,77</text:p>
          </table:table-cell>
          <table:table-cell office:value-type="float" office:value="235" calcext:value-type="float">
            <text:p>235</text:p>
          </table:table-cell>
          <table:table-cell table:formula="of:=SUM([.B10]*[.P9])+[.Q9]" office:value-type="float" office:value="238.1" calcext:value-type="float">
            <text:p>238,1</text:p>
          </table:table-cell>
          <table:table-cell table:formula="of:=SUM([.B10]*[.S10])+[.T10]" office:value-type="float" office:value="97.0445" calcext:value-type="float">
            <text:p>97,0445</text:p>
          </table:table-cell>
          <table:table-cell table:formula="of:=SUM([.C10]+((100-[.E10])*[.C10]/100))" office:value-type="float" office:value="241.945425" calcext:value-type="float">
            <text:p>241,945425</text:p>
          </table:table-cell>
          <table:table-cell table:formula="of:=SUM([.D10]+((100-[.E10])*[.D10]/100))" office:value-type="float" office:value="245.1370455" calcext:value-type="float">
            <text:p>245,137045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/>
          <table:table-cell table:formula="of:=[.S9]" office:value-type="float" office:value="12.85" calcext:value-type="float">
            <text:p>12,85</text:p>
          </table:table-cell>
          <table:table-cell table:formula="of:=[.T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,75</text:p>
          </table:table-cell>
          <table:table-cell office:value-type="float" office:value="234" calcext:value-type="float">
            <text:p>234</text:p>
          </table:table-cell>
          <table:table-cell table:formula="of:=SUM([.B11]*[.P9])+[.Q9]" office:value-type="float" office:value="237.5" calcext:value-type="float">
            <text:p>237,5</text:p>
          </table:table-cell>
          <table:table-cell table:formula="of:=SUM([.B11]*[.S11])+[.T11]" office:value-type="float" office:value="96.7875" calcext:value-type="float">
            <text:p>96,7875</text:p>
          </table:table-cell>
          <table:table-cell table:formula="of:=SUM([.C11]+((100-[.E11])*[.C11]/100))" office:value-type="float" office:value="241.51725" calcext:value-type="float">
            <text:p>241,51725</text:p>
          </table:table-cell>
          <table:table-cell table:formula="of:=SUM([.D11]+((100-[.E11])*[.D11]/100))" office:value-type="float" office:value="245.1296875" calcext:value-type="float">
            <text:p>245,129687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P10]" office:value-type="float" office:value="30" calcext:value-type="float">
            <text:p>30</text:p>
          </table:table-cell>
          <table:table-cell table:formula="of:=[.Q10]" office:value-type="float" office:value="-115" calcext:value-type="float">
            <text:p>-115</text:p>
          </table:table-cell>
          <table:table-cell/>
          <table:table-cell table:formula="of:=[.S10]" office:value-type="float" office:value="12.85" calcext:value-type="float">
            <text:p>12,85</text:p>
          </table:table-cell>
          <table:table-cell table:formula="of:=[.T1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,73</text:p>
          </table:table-cell>
          <table:table-cell office:value-type="float" office:value="232" calcext:value-type="float">
            <text:p>232</text:p>
          </table:table-cell>
          <table:table-cell table:formula="of:=SUM([.B12]*[.P9])+[.Q9]" office:value-type="float" office:value="236.9" calcext:value-type="float">
            <text:p>236,9</text:p>
          </table:table-cell>
          <table:table-cell table:formula="of:=SUM([.B12]*[.S12])+[.T12]" office:value-type="float" office:value="96.5305" calcext:value-type="float">
            <text:p>96,5305</text:p>
          </table:table-cell>
          <table:table-cell table:formula="of:=SUM([.C12]+((100-[.E12])*[.C12]/100))" office:value-type="float" office:value="240.04924" calcext:value-type="float">
            <text:p>240,04924</text:p>
          </table:table-cell>
          <table:table-cell table:formula="of:=SUM([.D12]+((100-[.E12])*[.D12]/100))" office:value-type="float" office:value="245.1192455" calcext:value-type="float">
            <text:p>245,119245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/>
          <table:table-cell table:formula="of:=[.S11]" office:value-type="float" office:value="12.85" calcext:value-type="float">
            <text:p>12,85</text:p>
          </table:table-cell>
          <table:table-cell table:formula="of:=[.T1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232" calcext:value-type="float">
            <text:p>232</text:p>
          </table:table-cell>
          <table:table-cell table:formula="of:=SUM([.B13]*[.P9])+[.Q9]" office:value-type="float" office:value="236" calcext:value-type="float">
            <text:p>236</text:p>
          </table:table-cell>
          <table:table-cell table:formula="of:=SUM([.B13]*[.S13])+[.T13]" office:value-type="float" office:value="96.145" calcext:value-type="float">
            <text:p>96,145</text:p>
          </table:table-cell>
          <table:table-cell table:formula="of:=SUM([.C13]+SUM((100-[.E13])*[.C13]/100))" office:value-type="float" office:value="240.9436" calcext:value-type="float">
            <text:p>240,9436</text:p>
          </table:table-cell>
          <table:table-cell table:formula="of:=SUM([.D13]+((100-[.E13])*[.D13]/100))" office:value-type="float" office:value="245.0978" calcext:value-type="float">
            <text:p>245,097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/>
          <table:table-cell table:formula="of:=[.S12]" office:value-type="float" office:value="12.85" calcext:value-type="float">
            <text:p>12,85</text:p>
          </table:table-cell>
          <table:table-cell table:formula="of:=[.T1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7" calcext:value-type="float">
            <text:p>11,67</text:p>
          </table:table-cell>
          <table:table-cell office:value-type="float" office:value="232" calcext:value-type="float">
            <text:p>232</text:p>
          </table:table-cell>
          <table:table-cell table:formula="of:=SUM([.B14]*[.P9])+[.Q9]" office:value-type="float" office:value="235.1" calcext:value-type="float">
            <text:p>235,1</text:p>
          </table:table-cell>
          <table:table-cell table:formula="of:=SUM([.B14]*[.S14])+[.T14]" office:value-type="float" office:value="95.7595" calcext:value-type="float">
            <text:p>95,7595</text:p>
          </table:table-cell>
          <table:table-cell table:formula="of:=SUM([.C14]+SUM((100-[.E14])*[.C14]/100))" office:value-type="float" office:value="241.83796" calcext:value-type="float">
            <text:p>241,83796</text:p>
          </table:table-cell>
          <table:table-cell table:formula="of:=SUM([.D14]+((100-[.E14])*[.D14]/100))" office:value-type="float" office:value="245.0694155" calcext:value-type="float">
            <text:p>245,069415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/>
          <table:table-cell table:formula="of:=[.S13]" office:value-type="float" office:value="12.85" calcext:value-type="float">
            <text:p>12,85</text:p>
          </table:table-cell>
          <table:table-cell table:formula="of:=[.T1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5" calcext:value-type="float">
            <text:p>11,65</text:p>
          </table:table-cell>
          <table:table-cell office:value-type="float" office:value="231" calcext:value-type="float">
            <text:p>231</text:p>
          </table:table-cell>
          <table:table-cell table:formula="of:=SUM([.B15]*[.P9])+[.Q9]" office:value-type="float" office:value="234.5" calcext:value-type="float">
            <text:p>234,5</text:p>
          </table:table-cell>
          <table:table-cell table:formula="of:=SUM([.B15]*[.S15])+[.T15]" office:value-type="float" office:value="95.5025" calcext:value-type="float">
            <text:p>95,5025</text:p>
          </table:table-cell>
          <table:table-cell table:formula="of:=SUM([.C15]+SUM((100-[.E15])*[.C15]/100))" office:value-type="float" office:value="241.389225" calcext:value-type="float">
            <text:p>241,389225</text:p>
          </table:table-cell>
          <table:table-cell table:formula="of:=SUM([.D15]+((100-[.E15])*[.D15]/100))" office:value-type="float" office:value="245.0466375" calcext:value-type="float">
            <text:p>245,046637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/>
          <table:table-cell table:formula="of:=[.S14]" office:value-type="float" office:value="12.85" calcext:value-type="float">
            <text:p>12,85</text:p>
          </table:table-cell>
          <table:table-cell table:formula="of:=[.T1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office:value-type="float" office:value="229" calcext:value-type="float">
            <text:p>229</text:p>
          </table:table-cell>
          <table:table-cell table:formula="of:=SUM([.B16]*[.P16])+[.Q16]" office:value-type="float" office:value="233.9" calcext:value-type="float">
            <text:p>233,9</text:p>
          </table:table-cell>
          <table:table-cell table:formula="of:=SUM([.B16]*[.S16])+[.T16]" office:value-type="float" office:value="95.2455" calcext:value-type="float">
            <text:p>95,2455</text:p>
          </table:table-cell>
          <table:table-cell table:formula="of:=SUM([.C16]+SUM((100-[.E16])*[.C16]/100))" office:value-type="float" office:value="239.887805" calcext:value-type="float">
            <text:p>239,887805</text:p>
          </table:table-cell>
          <table:table-cell table:formula="of:=SUM([.D16]+((100-[.E16])*[.D16]/100))" office:value-type="float" office:value="245.0207755" calcext:value-type="float">
            <text:p>245,02077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/>
          <table:table-cell table:formula="of:=[.S15]" office:value-type="float" office:value="12.85" calcext:value-type="float">
            <text:p>12,85</text:p>
          </table:table-cell>
          <table:table-cell table:formula="of:=[.T1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2" calcext:value-type="float">
            <text:p>11,62</text:p>
          </table:table-cell>
          <table:table-cell office:value-type="float" office:value="230" calcext:value-type="float">
            <text:p>230</text:p>
          </table:table-cell>
          <table:table-cell table:formula="of:=SUM([.B17]*[.P16])+[.Q16]" office:value-type="float" office:value="233.6" calcext:value-type="float">
            <text:p>233,6</text:p>
          </table:table-cell>
          <table:table-cell table:formula="of:=SUM([.B17]*[.S17])+[.T17]" office:value-type="float" office:value="95.117" calcext:value-type="float">
            <text:p>95,117</text:p>
          </table:table-cell>
          <table:table-cell table:formula="of:=SUM([.C17]+SUM((100-[.E17])*[.C17]/100))" office:value-type="float" office:value="241.2309" calcext:value-type="float">
            <text:p>241,2309</text:p>
          </table:table-cell>
          <table:table-cell table:formula="of:=SUM([.D17]+((100-[.E17])*[.D17]/100))" office:value-type="float" office:value="245.006688" calcext:value-type="float">
            <text:p>245,0066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/>
          <table:table-cell table:formula="of:=[.S16]" office:value-type="float" office:value="12.85" calcext:value-type="float">
            <text:p>12,85</text:p>
          </table:table-cell>
          <table:table-cell table:formula="of:=[.T1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9" calcext:value-type="float">
            <text:p>11,59</text:p>
          </table:table-cell>
          <table:table-cell office:value-type="float" office:value="229" calcext:value-type="float">
            <text:p>229</text:p>
          </table:table-cell>
          <table:table-cell table:formula="of:=SUM([.B18]*[.P16])+[.Q16]" office:value-type="float" office:value="232.7" calcext:value-type="float">
            <text:p>232,7</text:p>
          </table:table-cell>
          <table:table-cell table:formula="of:=SUM([.B18]*[.S18])+[.T18]" office:value-type="float" office:value="94.7315" calcext:value-type="float">
            <text:p>94,7315</text:p>
          </table:table-cell>
          <table:table-cell table:formula="of:=SUM([.C18]+SUM((100-[.E18])*[.C18]/100))" office:value-type="float" office:value="241.064865" calcext:value-type="float">
            <text:p>241,064865</text:p>
          </table:table-cell>
          <table:table-cell table:formula="of:=SUM([.D18]+((100-[.E18])*[.D18]/100))" office:value-type="float" office:value="244.9597995" calcext:value-type="float">
            <text:p>244,9597995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/>
          <table:table-cell table:formula="of:=[.S17]" office:value-type="float" office:value="12.85" calcext:value-type="float">
            <text:p>12,85</text:p>
          </table:table-cell>
          <table:table-cell table:formula="of:=[.T1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" calcext:value-type="float">
            <text:p>11,58</text:p>
          </table:table-cell>
          <table:table-cell office:value-type="float" office:value="229" calcext:value-type="float">
            <text:p>229</text:p>
          </table:table-cell>
          <table:table-cell table:formula="of:=SUM([.B19]*[.P16])+[.Q16]" office:value-type="float" office:value="232.4" calcext:value-type="float">
            <text:p>232,4</text:p>
          </table:table-cell>
          <table:table-cell table:formula="of:=SUM([.B19]*[.S19])+[.T19]" office:value-type="float" office:value="94.603" calcext:value-type="float">
            <text:p>94,603</text:p>
          </table:table-cell>
          <table:table-cell table:formula="of:=SUM([.C19]+SUM((100-[.E19])*[.C19]/100))" office:value-type="float" office:value="241.35913" calcext:value-type="float">
            <text:p>241,35913</text:p>
          </table:table-cell>
          <table:table-cell table:formula="of:=SUM([.D19]+((100-[.E19])*[.D19]/100))" office:value-type="float" office:value="244.942628" calcext:value-type="float">
            <text:p>244,94262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/>
          <table:table-cell table:formula="of:=[.S18]" office:value-type="float" office:value="12.85" calcext:value-type="float">
            <text:p>12,85</text:p>
          </table:table-cell>
          <table:table-cell table:formula="of:=[.T1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56" calcext:value-type="float">
            <text:p>11,56</text:p>
          </table:table-cell>
          <table:table-cell office:value-type="float" office:value="229" calcext:value-type="float">
            <text:p>229</text:p>
          </table:table-cell>
          <table:table-cell table:formula="of:=SUM([.B20]*[.P16])+[.Q16]" office:value-type="float" office:value="231.8" calcext:value-type="float">
            <text:p>231,8</text:p>
          </table:table-cell>
          <table:table-cell table:formula="of:=SUM([.B20]*[.S20])+[.T20]" office:value-type="float" office:value="94.346" calcext:value-type="float">
            <text:p>94,346</text:p>
          </table:table-cell>
          <table:table-cell table:formula="of:=SUM([.C20]+SUM((100-[.E20])*[.C20]/100))" office:value-type="float" office:value="241.94766" calcext:value-type="float">
            <text:p>241,94766</text:p>
          </table:table-cell>
          <table:table-cell table:formula="of:=SUM([.D20]+((100-[.E20])*[.D20]/100))" office:value-type="float" office:value="244.905972" calcext:value-type="float">
            <text:p>244,90597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P19]" office:value-type="float" office:value="30" calcext:value-type="float">
            <text:p>30</text:p>
          </table:table-cell>
          <table:table-cell table:formula="of:=[.Q19]" office:value-type="float" office:value="-115" calcext:value-type="float">
            <text:p>-115</text:p>
          </table:table-cell>
          <table:table-cell/>
          <table:table-cell table:formula="of:=[.S19]" office:value-type="float" office:value="12.85" calcext:value-type="float">
            <text:p>12,85</text:p>
          </table:table-cell>
          <table:table-cell table:formula="of:=[.T1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,55</text:p>
          </table:table-cell>
          <table:table-cell office:value-type="float" office:value="230" calcext:value-type="float">
            <text:p>230</text:p>
          </table:table-cell>
          <table:table-cell table:formula="of:=SUM([.B21]*[.P16])+[.Q16]" office:value-type="float" office:value="231.5" calcext:value-type="float">
            <text:p>231,5</text:p>
          </table:table-cell>
          <table:table-cell table:formula="of:=SUM([.B21]*[.S21])+[.T21]" office:value-type="float" office:value="94.2175" calcext:value-type="float">
            <text:p>94,2175</text:p>
          </table:table-cell>
          <table:table-cell table:formula="of:=SUM([.C21]+SUM((100-[.E21])*[.C21]/100))" office:value-type="float" office:value="243.29975" calcext:value-type="float">
            <text:p>243,29975</text:p>
          </table:table-cell>
          <table:table-cell table:formula="of:=SUM([.D21]+((100-[.E21])*[.D21]/100))" office:value-type="float" office:value="244.8864875" calcext:value-type="float">
            <text:p>244,88648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/>
          <table:table-cell table:formula="of:=[.S20]" office:value-type="float" office:value="12.85" calcext:value-type="float">
            <text:p>12,85</text:p>
          </table:table-cell>
          <table:table-cell table:formula="of:=[.T2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2" calcext:value-type="float">
            <text:p>11,52</text:p>
          </table:table-cell>
          <table:table-cell office:value-type="float" office:value="227" calcext:value-type="float">
            <text:p>227</text:p>
          </table:table-cell>
          <table:table-cell table:formula="of:=SUM([.B22]*[.P16])+[.Q16]" office:value-type="float" office:value="230.6" calcext:value-type="float">
            <text:p>230,6</text:p>
          </table:table-cell>
          <table:table-cell table:formula="of:=SUM([.B22]*[.S22])+[.T22]" office:value-type="float" office:value="93.832" calcext:value-type="float">
            <text:p>93,832</text:p>
          </table:table-cell>
          <table:table-cell table:formula="of:=SUM([.C22]+SUM((100-[.E22])*[.C22]/100))" office:value-type="float" office:value="241.00136" calcext:value-type="float">
            <text:p>241,00136</text:p>
          </table:table-cell>
          <table:table-cell table:formula="of:=SUM([.D22]+((100-[.E22])*[.D22]/100))" office:value-type="float" office:value="244.823408" calcext:value-type="float">
            <text:p>244,82340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/>
          <table:table-cell table:formula="of:=[.S21]" office:value-type="float" office:value="12.85" calcext:value-type="float">
            <text:p>12,85</text:p>
          </table:table-cell>
          <table:table-cell table:formula="of:=[.T2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office:value-type="float" office:value="226" calcext:value-type="float">
            <text:p>226</text:p>
          </table:table-cell>
          <table:table-cell table:formula="of:=SUM([.B23]*[.P23])+[.Q23]" office:value-type="float" office:value="230" calcext:value-type="float">
            <text:p>230</text:p>
          </table:table-cell>
          <table:table-cell table:formula="of:=SUM([.B23]*[.S23])+[.T23]" office:value-type="float" office:value="93.575" calcext:value-type="float">
            <text:p>93,575</text:p>
          </table:table-cell>
          <table:table-cell table:formula="of:=SUM([.C23]+SUM((100-[.E23])*[.C23]/100))" office:value-type="float" office:value="240.5205" calcext:value-type="float">
            <text:p>240,5205</text:p>
          </table:table-cell>
          <table:table-cell table:formula="of:=SUM([.D23]+((100-[.E23])*[.D23]/100))" office:value-type="float" office:value="244.7775" calcext:value-type="float">
            <text:p>244,7775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/>
          <table:table-cell table:formula="of:=[.S22]" office:value-type="float" office:value="12.85" calcext:value-type="float">
            <text:p>12,85</text:p>
          </table:table-cell>
          <table:table-cell table:formula="of:=[.T2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7" calcext:value-type="float">
            <text:p>11,47</text:p>
          </table:table-cell>
          <table:table-cell office:value-type="float" office:value="225" calcext:value-type="float">
            <text:p>225</text:p>
          </table:table-cell>
          <table:table-cell table:formula="of:=SUM([.B24]*[.P23])+[.Q23]" office:value-type="float" office:value="229.1" calcext:value-type="float">
            <text:p>229,1</text:p>
          </table:table-cell>
          <table:table-cell table:formula="of:=SUM([.B24]*[.S24])+[.T24]" office:value-type="float" office:value="93.1895" calcext:value-type="float">
            <text:p>93,1895</text:p>
          </table:table-cell>
          <table:table-cell table:formula="of:=SUM([.C24]+SUM((100-[.E24])*[.C24]/100))" office:value-type="float" office:value="240.323625" calcext:value-type="float">
            <text:p>240,323625</text:p>
          </table:table-cell>
          <table:table-cell table:formula="of:=SUM([.D24]+((100-[.E24])*[.D24]/100))" office:value-type="float" office:value="244.7028555" calcext:value-type="float">
            <text:p>244,7028555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/>
          <table:table-cell table:formula="of:=[.S23]" office:value-type="float" office:value="12.85" calcext:value-type="float">
            <text:p>12,85</text:p>
          </table:table-cell>
          <table:table-cell table:formula="of:=[.T2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3" calcext:value-type="float">
            <text:p>11,43</text:p>
          </table:table-cell>
          <table:table-cell office:value-type="float" office:value="227" calcext:value-type="float">
            <text:p>227</text:p>
          </table:table-cell>
          <table:table-cell table:formula="of:=SUM([.B25]*[.P23])+[.Q23]" office:value-type="float" office:value="227.9" calcext:value-type="float">
            <text:p>227,9</text:p>
          </table:table-cell>
          <table:table-cell table:formula="of:=SUM([.B25]*[.S25])+[.T25]" office:value-type="float" office:value="92.6755" calcext:value-type="float">
            <text:p>92,6755</text:p>
          </table:table-cell>
          <table:table-cell table:formula="of:=SUM([.C25]+SUM((100-[.E25])*[.C25]/100))" office:value-type="float" office:value="243.626615" calcext:value-type="float">
            <text:p>243,626615</text:p>
          </table:table-cell>
          <table:table-cell table:formula="of:=SUM([.D25]+((100-[.E25])*[.D25]/100))" office:value-type="float" office:value="244.5925355" calcext:value-type="float">
            <text:p>244,592535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/>
          <table:table-cell table:formula="of:=[.S24]" office:value-type="float" office:value="12.85" calcext:value-type="float">
            <text:p>12,85</text:p>
          </table:table-cell>
          <table:table-cell table:formula="of:=[.T2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float" office:value="225" calcext:value-type="float">
            <text:p>225</text:p>
          </table:table-cell>
          <table:table-cell table:formula="of:=SUM([.B26]*[.P23])+[.Q23]" office:value-type="float" office:value="227.6" calcext:value-type="float">
            <text:p>227,6</text:p>
          </table:table-cell>
          <table:table-cell table:formula="of:=SUM([.B26]*[.S26])+[.T26]" office:value-type="float" office:value="92.547" calcext:value-type="float">
            <text:p>92,547</text:p>
          </table:table-cell>
          <table:table-cell table:formula="of:=SUM([.C26]+SUM((100-[.E26])*[.C26]/100))" office:value-type="float" office:value="241.76925" calcext:value-type="float">
            <text:p>241,76925</text:p>
          </table:table-cell>
          <table:table-cell table:formula="of:=SUM([.D26]+((100-[.E26])*[.D26]/100))" office:value-type="float" office:value="244.563028" calcext:value-type="float">
            <text:p>244,56302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/>
          <table:table-cell table:formula="of:=[.S25]" office:value-type="float" office:value="12.85" calcext:value-type="float">
            <text:p>12,85</text:p>
          </table:table-cell>
          <table:table-cell table:formula="of:=[.T2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9" calcext:value-type="float">
            <text:p>11,39</text:p>
          </table:table-cell>
          <table:table-cell office:value-type="float" office:value="229" calcext:value-type="float">
            <text:p>229</text:p>
          </table:table-cell>
          <table:table-cell table:formula="of:=SUM([.B27]*[.P23])+[.Q23]" office:value-type="float" office:value="226.7" calcext:value-type="float">
            <text:p>226,7</text:p>
          </table:table-cell>
          <table:table-cell table:formula="of:=SUM([.B27]*[.S27])+[.T27]" office:value-type="float" office:value="92.1615" calcext:value-type="float">
            <text:p>92,1615</text:p>
          </table:table-cell>
          <table:table-cell table:formula="of:=SUM([.C27]+SUM((100-[.E27])*[.C27]/100))" office:value-type="float" office:value="246.950165" calcext:value-type="float">
            <text:p>246,950165</text:p>
          </table:table-cell>
          <table:table-cell table:formula="of:=SUM([.D27]+((100-[.E27])*[.D27]/100))" office:value-type="float" office:value="244.4698795" calcext:value-type="float">
            <text:p>244,4698795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/>
          <table:table-cell table:formula="of:=[.S26]" office:value-type="float" office:value="12.85" calcext:value-type="float">
            <text:p>12,85</text:p>
          </table:table-cell>
          <table:table-cell table:formula="of:=[.T2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7" calcext:value-type="float">
            <text:p>11,37</text:p>
          </table:table-cell>
          <table:table-cell office:value-type="float" office:value="227" calcext:value-type="float">
            <text:p>227</text:p>
          </table:table-cell>
          <table:table-cell table:formula="of:=SUM([.B28]*[.P23])+[.Q23]" office:value-type="float" office:value="226.1" calcext:value-type="float">
            <text:p>226,1</text:p>
          </table:table-cell>
          <table:table-cell table:formula="of:=SUM([.B28]*[.S28])+[.T28]" office:value-type="float" office:value="91.9045" calcext:value-type="float">
            <text:p>91,9045</text:p>
          </table:table-cell>
          <table:table-cell table:formula="of:=SUM([.C28]+SUM((100-[.E28])*[.C28]/100))" office:value-type="float" office:value="245.376785" calcext:value-type="float">
            <text:p>245,376785</text:p>
          </table:table-cell>
          <table:table-cell table:formula="of:=SUM([.D28]+((100-[.E28])*[.D28]/100))" office:value-type="float" office:value="244.4039255" calcext:value-type="float">
            <text:p>244,403925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/>
          <table:table-cell table:formula="of:=[.S27]" office:value-type="float" office:value="12.85" calcext:value-type="float">
            <text:p>12,85</text:p>
          </table:table-cell>
          <table:table-cell table:formula="of:=[.T2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6" calcext:value-type="float">
            <text:p>11,36</text:p>
          </table:table-cell>
          <table:table-cell office:value-type="float" office:value="228" calcext:value-type="float">
            <text:p>228</text:p>
          </table:table-cell>
          <table:table-cell table:formula="of:=SUM([.B29]*[.P23])+[.Q23]" office:value-type="float" office:value="225.8" calcext:value-type="float">
            <text:p>225,8</text:p>
          </table:table-cell>
          <table:table-cell table:formula="of:=SUM([.B29]*[.S29])+[.T29]" office:value-type="float" office:value="91.776" calcext:value-type="float">
            <text:p>91,776</text:p>
          </table:table-cell>
          <table:table-cell table:formula="of:=SUM([.C29]+SUM((100-[.E29])*[.C29]/100))" office:value-type="float" office:value="246.75072" calcext:value-type="float">
            <text:p>246,75072</text:p>
          </table:table-cell>
          <table:table-cell table:formula="of:=SUM([.D29]+((100-[.E29])*[.D29]/100))" office:value-type="float" office:value="244.369792" calcext:value-type="float">
            <text:p>244,36979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P28]" office:value-type="float" office:value="30" calcext:value-type="float">
            <text:p>30</text:p>
          </table:table-cell>
          <table:table-cell table:formula="of:=[.Q28]" office:value-type="float" office:value="-115" calcext:value-type="float">
            <text:p>-115</text:p>
          </table:table-cell>
          <table:table-cell/>
          <table:table-cell table:formula="of:=[.S28]" office:value-type="float" office:value="12.85" calcext:value-type="float">
            <text:p>12,85</text:p>
          </table:table-cell>
          <table:table-cell table:formula="of:=[.T2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4" calcext:value-type="float">
            <text:p>11,34</text:p>
          </table:table-cell>
          <table:table-cell office:value-type="float" office:value="223" calcext:value-type="float">
            <text:p>223</text:p>
          </table:table-cell>
          <table:table-cell table:formula="of:=SUM([.B30]*[.P30])+[.Q30]" office:value-type="float" office:value="225.2" calcext:value-type="float">
            <text:p>225,2</text:p>
          </table:table-cell>
          <table:table-cell table:formula="of:=SUM([.B30]*[.S30])+[.T30]" office:value-type="float" office:value="91.519" calcext:value-type="float">
            <text:p>91,519</text:p>
          </table:table-cell>
          <table:table-cell table:formula="of:=SUM([.C30]+SUM((100-[.E30])*[.C30]/100))" office:value-type="float" office:value="241.91263" calcext:value-type="float">
            <text:p>241,91263</text:p>
          </table:table-cell>
          <table:table-cell table:formula="of:=SUM([.D30]+((100-[.E30])*[.D30]/100))" office:value-type="float" office:value="244.299212" calcext:value-type="float">
            <text:p>244,29921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/>
          <table:table-cell table:formula="of:=[.S29]" office:value-type="float" office:value="12.85" calcext:value-type="float">
            <text:p>12,85</text:p>
          </table:table-cell>
          <table:table-cell table:formula="of:=[.T2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" calcext:value-type="float">
            <text:p>11,32</text:p>
          </table:table-cell>
          <table:table-cell office:value-type="float" office:value="226" calcext:value-type="float">
            <text:p>226</text:p>
          </table:table-cell>
          <table:table-cell table:formula="of:=SUM([.B31]*[.P30])+[.Q30]" office:value-type="float" office:value="224.6" calcext:value-type="float">
            <text:p>224,6</text:p>
          </table:table-cell>
          <table:table-cell table:formula="of:=SUM([.B31]*[.S31])+[.T31]" office:value-type="float" office:value="91.262" calcext:value-type="float">
            <text:p>91,262</text:p>
          </table:table-cell>
          <table:table-cell table:formula="of:=SUM([.C31]+SUM((100-[.E31])*[.C31]/100))" office:value-type="float" office:value="245.74788" calcext:value-type="float">
            <text:p>245,74788</text:p>
          </table:table-cell>
          <table:table-cell table:formula="of:=SUM([.D31]+((100-[.E31])*[.D31]/100))" office:value-type="float" office:value="244.225548" calcext:value-type="float">
            <text:p>244,22554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/>
          <table:table-cell table:formula="of:=[.S30]" office:value-type="float" office:value="12.85" calcext:value-type="float">
            <text:p>12,85</text:p>
          </table:table-cell>
          <table:table-cell table:formula="of:=[.T3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1" calcext:value-type="float">
            <text:p>11,31</text:p>
          </table:table-cell>
          <table:table-cell office:value-type="float" office:value="222" calcext:value-type="float">
            <text:p>222</text:p>
          </table:table-cell>
          <table:table-cell table:formula="of:=SUM([.B32]*[.P30])+[.Q30]" office:value-type="float" office:value="224.3" calcext:value-type="float">
            <text:p>224,3</text:p>
          </table:table-cell>
          <table:table-cell table:formula="of:=SUM([.B32]*[.S32])+[.T32]" office:value-type="float" office:value="91.1335" calcext:value-type="float">
            <text:p>91,1335</text:p>
          </table:table-cell>
          <table:table-cell table:formula="of:=SUM([.C32]+SUM((100-[.E32])*[.C32]/100))" office:value-type="float" office:value="241.68363" calcext:value-type="float">
            <text:p>241,68363</text:p>
          </table:table-cell>
          <table:table-cell table:formula="of:=SUM([.D32]+((100-[.E32])*[.D32]/100))" office:value-type="float" office:value="244.1875595" calcext:value-type="float">
            <text:p>244,187559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/>
          <table:table-cell table:formula="of:=[.S31]" office:value-type="float" office:value="12.85" calcext:value-type="float">
            <text:p>12,85</text:p>
          </table:table-cell>
          <table:table-cell table:formula="of:=[.T3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3" calcext:value-type="float">
            <text:p>11,3</text:p>
          </table:table-cell>
          <table:table-cell office:value-type="float" office:value="220" calcext:value-type="float">
            <text:p>220</text:p>
          </table:table-cell>
          <table:table-cell table:formula="of:=SUM([.B33]*[.P30])+[.Q30]" office:value-type="float" office:value="224" calcext:value-type="float">
            <text:p>224</text:p>
          </table:table-cell>
          <table:table-cell table:formula="of:=SUM([.B33]*[.S33])+[.T33]" office:value-type="float" office:value="91.005" calcext:value-type="float">
            <text:p>91,005</text:p>
          </table:table-cell>
          <table:table-cell table:formula="of:=SUM([.C33]+SUM((100-[.E33])*[.C33]/100))" office:value-type="float" office:value="239.789" calcext:value-type="float">
            <text:p>239,789</text:p>
          </table:table-cell>
          <table:table-cell table:formula="of:=SUM([.D33]+((100-[.E33])*[.D33]/100))" office:value-type="float" office:value="244.1488" calcext:value-type="float">
            <text:p>244,1488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/>
          <table:table-cell table:formula="of:=[.S32]" office:value-type="float" office:value="12.85" calcext:value-type="float">
            <text:p>12,85</text:p>
          </table:table-cell>
          <table:table-cell table:formula="of:=[.T3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28" calcext:value-type="float">
            <text:p>11,28</text:p>
          </table:table-cell>
          <table:table-cell office:value-type="float" office:value="222" calcext:value-type="float">
            <text:p>222</text:p>
          </table:table-cell>
          <table:table-cell table:formula="of:=SUM([.B34]*[.P30])+[.Q30]" office:value-type="float" office:value="223.4" calcext:value-type="float">
            <text:p>223,4</text:p>
          </table:table-cell>
          <table:table-cell table:formula="of:=SUM([.B34]*[.S34])+[.T34]" office:value-type="float" office:value="90.748" calcext:value-type="float">
            <text:p>90,748</text:p>
          </table:table-cell>
          <table:table-cell table:formula="of:=SUM([.C34]+SUM((100-[.E34])*[.C34]/100))" office:value-type="float" office:value="242.53944" calcext:value-type="float">
            <text:p>242,53944</text:p>
          </table:table-cell>
          <table:table-cell table:formula="of:=SUM([.D34]+((100-[.E34])*[.D34]/100))" office:value-type="float" office:value="244.068968" calcext:value-type="float">
            <text:p>244,06896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/>
          <table:table-cell table:formula="of:=[.S33]" office:value-type="float" office:value="12.85" calcext:value-type="float">
            <text:p>12,85</text:p>
          </table:table-cell>
          <table:table-cell table:formula="of:=[.T3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5]*[.P30])+[.Q30]" office:value-type="float" office:value="222.8" calcext:value-type="float">
            <text:p>222,8</text:p>
          </table:table-cell>
          <table:table-cell table:formula="of:=SUM([.B35]*[.S35])+[.T35]" office:value-type="float" office:value="90.491" calcext:value-type="float">
            <text:p>90,491</text:p>
          </table:table-cell>
          <table:table-cell table:formula="of:=SUM([.C35]+SUM((100-[.E35])*[.C35]/100))" office:value-type="float" office:value="242.01489" calcext:value-type="float">
            <text:p>242,01489</text:p>
          </table:table-cell>
          <table:table-cell table:formula="of:=SUM([.D35]+((100-[.E35])*[.D35]/100))" office:value-type="float" office:value="243.986052" calcext:value-type="float">
            <text:p>243,98605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/>
          <table:table-cell table:formula="of:=[.S34]" office:value-type="float" office:value="12.85" calcext:value-type="float">
            <text:p>12,85</text:p>
          </table:table-cell>
          <table:table-cell table:formula="of:=[.T3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6]*[.P30])+[.Q30]" office:value-type="float" office:value="222.8" calcext:value-type="float">
            <text:p>222,8</text:p>
          </table:table-cell>
          <table:table-cell table:formula="of:=SUM([.B36]*[.S36])+[.T36]" office:value-type="float" office:value="90.491" calcext:value-type="float">
            <text:p>90,491</text:p>
          </table:table-cell>
          <table:table-cell table:formula="of:=SUM([.C36]+SUM((100-[.E36])*[.C36]/100))" office:value-type="float" office:value="242.01489" calcext:value-type="float">
            <text:p>242,01489</text:p>
          </table:table-cell>
          <table:table-cell table:formula="of:=SUM([.D36]+((100-[.E36])*[.D36]/100))" office:value-type="float" office:value="243.986052" calcext:value-type="float">
            <text:p>243,98605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/>
          <table:table-cell table:formula="of:=[.S35]" office:value-type="float" office:value="12.85" calcext:value-type="float">
            <text:p>12,85</text:p>
          </table:table-cell>
          <table:table-cell table:formula="of:=[.T3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4" calcext:value-type="float">
            <text:p>11,24</text:p>
          </table:table-cell>
          <table:table-cell office:value-type="float" office:value="218" calcext:value-type="float">
            <text:p>218</text:p>
          </table:table-cell>
          <table:table-cell table:formula="of:=SUM([.B37]*[.P37])+[.Q37]" office:value-type="float" office:value="222.2" calcext:value-type="float">
            <text:p>222,2</text:p>
          </table:table-cell>
          <table:table-cell table:formula="of:=SUM([.B37]*[.S37])+[.T37]" office:value-type="float" office:value="90.234" calcext:value-type="float">
            <text:p>90,234</text:p>
          </table:table-cell>
          <table:table-cell table:formula="of:=SUM([.C37]+SUM((100-[.E37])*[.C37]/100))" office:value-type="float" office:value="239.28988" calcext:value-type="float">
            <text:p>239,28988</text:p>
          </table:table-cell>
          <table:table-cell table:formula="of:=SUM([.D37]+((100-[.E37])*[.D37]/100))" office:value-type="float" office:value="243.900052" calcext:value-type="float">
            <text:p>243,90005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/>
          <table:table-cell table:formula="of:=[.S36]" office:value-type="float" office:value="12.85" calcext:value-type="float">
            <text:p>12,85</text:p>
          </table:table-cell>
          <table:table-cell table:formula="of:=[.T3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22" calcext:value-type="float">
            <text:p>11,22</text:p>
          </table:table-cell>
          <table:table-cell office:value-type="float" office:value="220" calcext:value-type="float">
            <text:p>220</text:p>
          </table:table-cell>
          <table:table-cell table:formula="of:=SUM([.B38]*[.P37])+[.Q37]" office:value-type="float" office:value="221.6" calcext:value-type="float">
            <text:p>221,6</text:p>
          </table:table-cell>
          <table:table-cell table:formula="of:=SUM([.B38]*[.S38])+[.T38]" office:value-type="float" office:value="89.977" calcext:value-type="float">
            <text:p>89,977</text:p>
          </table:table-cell>
          <table:table-cell table:formula="of:=SUM([.C38]+SUM((100-[.E38])*[.C38]/100))" office:value-type="float" office:value="242.0506" calcext:value-type="float">
            <text:p>242,0506</text:p>
          </table:table-cell>
          <table:table-cell table:formula="of:=SUM([.D38]+((100-[.E38])*[.D38]/100))" office:value-type="float" office:value="243.810968" calcext:value-type="float">
            <text:p>243,810968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37]" office:value-type="float" office:value="30" calcext:value-type="float">
            <text:p>30</text:p>
          </table:table-cell>
          <table:table-cell table:formula="of:=[.Q37]" office:value-type="float" office:value="-115" calcext:value-type="float">
            <text:p>-115</text:p>
          </table:table-cell>
          <table:table-cell/>
          <table:table-cell table:formula="of:=[.S37]" office:value-type="float" office:value="12.85" calcext:value-type="float">
            <text:p>12,85</text:p>
          </table:table-cell>
          <table:table-cell table:formula="of:=[.T3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office:value-type="float" office:value="220" calcext:value-type="float">
            <text:p>220</text:p>
          </table:table-cell>
          <table:table-cell table:formula="of:=SUM([.B39]*[.P37])+[.Q37]" office:value-type="float" office:value="221.3" calcext:value-type="float">
            <text:p>221,3</text:p>
          </table:table-cell>
          <table:table-cell table:formula="of:=SUM([.B39]*[.S39])+[.T39]" office:value-type="float" office:value="89.8485" calcext:value-type="float">
            <text:p>89,8485</text:p>
          </table:table-cell>
          <table:table-cell table:formula="of:=SUM([.C39]+SUM((100-[.E39])*[.C39]/100))" office:value-type="float" office:value="242.3333" calcext:value-type="float">
            <text:p>242,3333</text:p>
          </table:table-cell>
          <table:table-cell table:formula="of:=SUM([.D39]+((100-[.E39])*[.D39]/100))" office:value-type="float" office:value="243.7652695" calcext:value-type="float">
            <text:p>243,7652695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/>
          <table:table-cell table:formula="of:=[.S38]" office:value-type="float" office:value="12.85" calcext:value-type="float">
            <text:p>12,85</text:p>
          </table:table-cell>
          <table:table-cell table:formula="of:=[.T3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9" calcext:value-type="float">
            <text:p>11,19</text:p>
          </table:table-cell>
          <table:table-cell office:value-type="float" office:value="218" calcext:value-type="float">
            <text:p>218</text:p>
          </table:table-cell>
          <table:table-cell table:formula="of:=SUM([.B40]*[.P37])+[.Q37]" office:value-type="float" office:value="220.7" calcext:value-type="float">
            <text:p>220,7</text:p>
          </table:table-cell>
          <table:table-cell table:formula="of:=SUM([.B40]*[.S40])+[.T40]" office:value-type="float" office:value="89.5915" calcext:value-type="float">
            <text:p>89,5915</text:p>
          </table:table-cell>
          <table:table-cell table:formula="of:=SUM([.C40]+SUM((100-[.E40])*[.C40]/100))" office:value-type="float" office:value="240.69053" calcext:value-type="float">
            <text:p>240,69053</text:p>
          </table:table-cell>
          <table:table-cell table:formula="of:=SUM([.D40]+((100-[.E40])*[.D40]/100))" office:value-type="float" office:value="243.6715595" calcext:value-type="float">
            <text:p>243,6715595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/>
          <table:table-cell table:formula="of:=[.S39]" office:value-type="float" office:value="12.85" calcext:value-type="float">
            <text:p>12,85</text:p>
          </table:table-cell>
          <table:table-cell table:formula="of:=[.T3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9" calcext:value-type="float">
            <text:p>11,19</text:p>
          </table:table-cell>
          <table:table-cell office:value-type="float" office:value="219" calcext:value-type="float">
            <text:p>219</text:p>
          </table:table-cell>
          <table:table-cell table:formula="of:=SUM([.B41]*[.P37])+[.Q37]" office:value-type="float" office:value="220.7" calcext:value-type="float">
            <text:p>220,7</text:p>
          </table:table-cell>
          <table:table-cell table:formula="of:=SUM([.B41]*[.S41])+[.T41]" office:value-type="float" office:value="89.5915" calcext:value-type="float">
            <text:p>89,5915</text:p>
          </table:table-cell>
          <table:table-cell table:formula="of:=SUM([.C41]+SUM((100-[.E41])*[.C41]/100))" office:value-type="float" office:value="241.794615" calcext:value-type="float">
            <text:p>241,794615</text:p>
          </table:table-cell>
          <table:table-cell table:formula="of:=SUM([.D41]+((100-[.E41])*[.D41]/100))" office:value-type="float" office:value="243.6715595" calcext:value-type="float">
            <text:p>243,671559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/>
          <table:table-cell table:formula="of:=[.S40]" office:value-type="float" office:value="12.85" calcext:value-type="float">
            <text:p>12,85</text:p>
          </table:table-cell>
          <table:table-cell table:formula="of:=[.T4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7" calcext:value-type="float">
            <text:p>11,17</text:p>
          </table:table-cell>
          <table:table-cell office:value-type="float" office:value="218" calcext:value-type="float">
            <text:p>218</text:p>
          </table:table-cell>
          <table:table-cell table:formula="of:=SUM([.B42]*[.P37])+[.Q37]" office:value-type="float" office:value="220.1" calcext:value-type="float">
            <text:p>220,1</text:p>
          </table:table-cell>
          <table:table-cell table:formula="of:=SUM([.B42]*[.S42])+[.T42]" office:value-type="float" office:value="89.3345" calcext:value-type="float">
            <text:p>89,3345</text:p>
          </table:table-cell>
          <table:table-cell table:formula="of:=SUM([.C42]+SUM((100-[.E42])*[.C42]/100))" office:value-type="float" office:value="241.25079" calcext:value-type="float">
            <text:p>241,25079</text:p>
          </table:table-cell>
          <table:table-cell table:formula="of:=SUM([.D42]+((100-[.E42])*[.D42]/100))" office:value-type="float" office:value="243.5747655" calcext:value-type="float">
            <text:p>243,574765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/>
          <table:table-cell table:formula="of:=[.S41]" office:value-type="float" office:value="12.85" calcext:value-type="float">
            <text:p>12,85</text:p>
          </table:table-cell>
          <table:table-cell table:formula="of:=[.T4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" calcext:value-type="float">
            <text:p>11,16</text:p>
          </table:table-cell>
          <table:table-cell office:value-type="float" office:value="218" calcext:value-type="float">
            <text:p>218</text:p>
          </table:table-cell>
          <table:table-cell table:formula="of:=SUM([.B43]*[.P37])+[.Q37]" office:value-type="float" office:value="219.8" calcext:value-type="float">
            <text:p>219,8</text:p>
          </table:table-cell>
          <table:table-cell table:formula="of:=SUM([.B43]*[.S43])+[.T43]" office:value-type="float" office:value="89.206" calcext:value-type="float">
            <text:p>89,206</text:p>
          </table:table-cell>
          <table:table-cell table:formula="of:=SUM([.C43]+SUM((100-[.E43])*[.C43]/100))" office:value-type="float" office:value="241.53092" calcext:value-type="float">
            <text:p>241,53092</text:p>
          </table:table-cell>
          <table:table-cell table:formula="of:=SUM([.D43]+((100-[.E43])*[.D43]/100))" office:value-type="float" office:value="243.525212" calcext:value-type="float">
            <text:p>243,52521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/>
          <table:table-cell table:formula="of:=[.S42]" office:value-type="float" office:value="12.85" calcext:value-type="float">
            <text:p>12,85</text:p>
          </table:table-cell>
          <table:table-cell table:formula="of:=[.T4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5" calcext:value-type="float">
            <text:p>11,15</text:p>
          </table:table-cell>
          <table:table-cell office:value-type="float" office:value="216" calcext:value-type="float">
            <text:p>216</text:p>
          </table:table-cell>
          <table:table-cell table:formula="of:=SUM([.B44]*[.P44])+[.Q44]" office:value-type="float" office:value="219.5" calcext:value-type="float">
            <text:p>219,5</text:p>
          </table:table-cell>
          <table:table-cell table:formula="of:=SUM([.B44]*[.S44])+[.T44]" office:value-type="float" office:value="89.0775" calcext:value-type="float">
            <text:p>89,0775</text:p>
          </table:table-cell>
          <table:table-cell table:formula="of:=SUM([.C44]+SUM((100-[.E44])*[.C44]/100))" office:value-type="float" office:value="239.5926" calcext:value-type="float">
            <text:p>239,5926</text:p>
          </table:table-cell>
          <table:table-cell table:formula="of:=SUM([.D44]+((100-[.E44])*[.D44]/100))" office:value-type="float" office:value="243.4748875" calcext:value-type="float">
            <text:p>243,474887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/>
          <table:table-cell table:formula="of:=[.S43]" office:value-type="float" office:value="12.85" calcext:value-type="float">
            <text:p>12,85</text:p>
          </table:table-cell>
          <table:table-cell table:formula="of:=[.T4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3" calcext:value-type="float">
            <text:p>11,13</text:p>
          </table:table-cell>
          <table:table-cell office:value-type="float" office:value="214" calcext:value-type="float">
            <text:p>214</text:p>
          </table:table-cell>
          <table:table-cell table:formula="of:=SUM([.B45]*[.P44])+[.Q44]" office:value-type="float" office:value="218.9" calcext:value-type="float">
            <text:p>218,9</text:p>
          </table:table-cell>
          <table:table-cell table:formula="of:=SUM([.B45]*[.S45])+[.T45]" office:value-type="float" office:value="88.8205" calcext:value-type="float">
            <text:p>88,8205</text:p>
          </table:table-cell>
          <table:table-cell table:formula="of:=SUM([.C45]+SUM((100-[.E45])*[.C45]/100))" office:value-type="float" office:value="237.92413" calcext:value-type="float">
            <text:p>237,92413</text:p>
          </table:table-cell>
          <table:table-cell table:formula="of:=SUM([.D45]+((100-[.E45])*[.D45]/100))" office:value-type="float" office:value="243.3719255" calcext:value-type="float">
            <text:p>243,371925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/>
          <table:table-cell table:formula="of:=[.S44]" office:value-type="float" office:value="12.85" calcext:value-type="float">
            <text:p>12,85</text:p>
          </table:table-cell>
          <table:table-cell table:formula="of:=[.T4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" calcext:value-type="float">
            <text:p>11,11</text:p>
          </table:table-cell>
          <table:table-cell office:value-type="float" office:value="215" calcext:value-type="float">
            <text:p>215</text:p>
          </table:table-cell>
          <table:table-cell table:formula="of:=SUM([.B46]*[.P44])+[.Q44]" office:value-type="float" office:value="218.3" calcext:value-type="float">
            <text:p>218,3</text:p>
          </table:table-cell>
          <table:table-cell table:formula="of:=SUM([.B46]*[.S46])+[.T46]" office:value-type="float" office:value="88.5635" calcext:value-type="float">
            <text:p>88,5635</text:p>
          </table:table-cell>
          <table:table-cell table:formula="of:=SUM([.C46]+SUM((100-[.E46])*[.C46]/100))" office:value-type="float" office:value="239.588475" calcext:value-type="float">
            <text:p>239,588475</text:p>
          </table:table-cell>
          <table:table-cell table:formula="of:=SUM([.D46]+((100-[.E46])*[.D46]/100))" office:value-type="float" office:value="243.2658795" calcext:value-type="float">
            <text:p>243,265879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/>
          <table:table-cell table:formula="of:=[.S45]" office:value-type="float" office:value="12.85" calcext:value-type="float">
            <text:p>12,85</text:p>
          </table:table-cell>
          <table:table-cell table:formula="of:=[.T4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7]*[.P44])+[.Q44]" office:value-type="float" office:value="218" calcext:value-type="float">
            <text:p>218</text:p>
          </table:table-cell>
          <table:table-cell table:formula="of:=SUM([.B47]*[.S47])+[.T47]" office:value-type="float" office:value="88.435" calcext:value-type="float">
            <text:p>88,435</text:p>
          </table:table-cell>
          <table:table-cell table:formula="of:=SUM([.C47]+SUM((100-[.E47])*[.C47]/100))" office:value-type="float" office:value="239.86475" calcext:value-type="float">
            <text:p>239,86475</text:p>
          </table:table-cell>
          <table:table-cell table:formula="of:=SUM([.D47]+((100-[.E47])*[.D47]/100))" office:value-type="float" office:value="243.2117" calcext:value-type="float">
            <text:p>243,2117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P46]" office:value-type="float" office:value="30" calcext:value-type="float">
            <text:p>30</text:p>
          </table:table-cell>
          <table:table-cell table:formula="of:=[.Q46]" office:value-type="float" office:value="-115" calcext:value-type="float">
            <text:p>-115</text:p>
          </table:table-cell>
          <table:table-cell/>
          <table:table-cell table:formula="of:=[.S46]" office:value-type="float" office:value="12.85" calcext:value-type="float">
            <text:p>12,85</text:p>
          </table:table-cell>
          <table:table-cell table:formula="of:=[.T4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8]*[.P44])+[.Q44]" office:value-type="float" office:value="218" calcext:value-type="float">
            <text:p>218</text:p>
          </table:table-cell>
          <table:table-cell table:formula="of:=SUM([.B48]*[.S48])+[.T48]" office:value-type="float" office:value="88.435" calcext:value-type="float">
            <text:p>88,435</text:p>
          </table:table-cell>
          <table:table-cell table:formula="of:=SUM([.C48]+SUM((100-[.E48])*[.C48]/100))" office:value-type="float" office:value="239.86475" calcext:value-type="float">
            <text:p>239,86475</text:p>
          </table:table-cell>
          <table:table-cell table:formula="of:=SUM([.D48]+((100-[.E48])*[.D48]/100))" office:value-type="float" office:value="243.2117" calcext:value-type="float">
            <text:p>243,211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/>
          <table:table-cell table:formula="of:=[.S47]" office:value-type="float" office:value="12.85" calcext:value-type="float">
            <text:p>12,85</text:p>
          </table:table-cell>
          <table:table-cell table:formula="of:=[.T4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,08</text:p>
          </table:table-cell>
          <table:table-cell office:value-type="float" office:value="215" calcext:value-type="float">
            <text:p>215</text:p>
          </table:table-cell>
          <table:table-cell table:formula="of:=SUM([.B49]*[.P44])+[.Q44]" office:value-type="float" office:value="217.4" calcext:value-type="float">
            <text:p>217,4</text:p>
          </table:table-cell>
          <table:table-cell table:formula="of:=SUM([.B49]*[.S49])+[.T49]" office:value-type="float" office:value="88.178" calcext:value-type="float">
            <text:p>88,178</text:p>
          </table:table-cell>
          <table:table-cell table:formula="of:=SUM([.C49]+SUM((100-[.E49])*[.C49]/100))" office:value-type="float" office:value="240.4173" calcext:value-type="float">
            <text:p>240,4173</text:p>
          </table:table-cell>
          <table:table-cell table:formula="of:=SUM([.D49]+((100-[.E49])*[.D49]/100))" office:value-type="float" office:value="243.101028" calcext:value-type="float">
            <text:p>243,10102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/>
          <table:table-cell table:formula="of:=[.S48]" office:value-type="float" office:value="12.85" calcext:value-type="float">
            <text:p>12,85</text:p>
          </table:table-cell>
          <table:table-cell table:formula="of:=[.T4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8" calcext:value-type="float">
            <text:p>11,08</text:p>
          </table:table-cell>
          <table:table-cell office:value-type="float" office:value="214" calcext:value-type="float">
            <text:p>214</text:p>
          </table:table-cell>
          <table:table-cell table:formula="of:=SUM([.B50]*[.P44])+[.Q44]" office:value-type="float" office:value="217.4" calcext:value-type="float">
            <text:p>217,4</text:p>
          </table:table-cell>
          <table:table-cell table:formula="of:=SUM([.B50]*[.S50])+[.T50]" office:value-type="float" office:value="88.178" calcext:value-type="float">
            <text:p>88,178</text:p>
          </table:table-cell>
          <table:table-cell table:formula="of:=SUM([.C50]+SUM((100-[.E50])*[.C50]/100))" office:value-type="float" office:value="239.29908" calcext:value-type="float">
            <text:p>239,29908</text:p>
          </table:table-cell>
          <table:table-cell table:formula="of:=SUM([.D50]+((100-[.E50])*[.D50]/100))" office:value-type="float" office:value="243.101028" calcext:value-type="float">
            <text:p>243,101028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/>
          <table:table-cell table:formula="of:=[.S49]" office:value-type="float" office:value="12.85" calcext:value-type="float">
            <text:p>12,85</text:p>
          </table:table-cell>
          <table:table-cell table:formula="of:=[.T4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7" calcext:value-type="float">
            <text:p>11,07</text:p>
          </table:table-cell>
          <table:table-cell office:value-type="float" office:value="214" calcext:value-type="float">
            <text:p>214</text:p>
          </table:table-cell>
          <table:table-cell table:formula="of:=SUM([.B51]*[.P51])+[.Q51]" office:value-type="float" office:value="217.1" calcext:value-type="float">
            <text:p>217,1</text:p>
          </table:table-cell>
          <table:table-cell table:formula="of:=SUM([.B51]*[.S51])+[.T51]" office:value-type="float" office:value="88.0495" calcext:value-type="float">
            <text:p>88,0495</text:p>
          </table:table-cell>
          <table:table-cell table:formula="of:=SUM([.C51]+SUM((100-[.E51])*[.C51]/100))" office:value-type="float" office:value="239.57407" calcext:value-type="float">
            <text:p>239,57407</text:p>
          </table:table-cell>
          <table:table-cell table:formula="of:=SUM([.D51]+((100-[.E51])*[.D51]/100))" office:value-type="float" office:value="243.0445355" calcext:value-type="float">
            <text:p>243,044535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/>
          <table:table-cell table:formula="of:=[.S50]" office:value-type="float" office:value="12.85" calcext:value-type="float">
            <text:p>12,85</text:p>
          </table:table-cell>
          <table:table-cell table:formula="of:=[.T5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05" calcext:value-type="float">
            <text:p>11,05</text:p>
          </table:table-cell>
          <table:table-cell office:value-type="float" office:value="213" calcext:value-type="float">
            <text:p>213</text:p>
          </table:table-cell>
          <table:table-cell table:formula="of:=SUM([.B52]*[.P51])+[.Q51]" office:value-type="float" office:value="216.5" calcext:value-type="float">
            <text:p>216,5</text:p>
          </table:table-cell>
          <table:table-cell table:formula="of:=SUM([.B52]*[.S52])+[.T52]" office:value-type="float" office:value="87.7925" calcext:value-type="float">
            <text:p>87,7925</text:p>
          </table:table-cell>
          <table:table-cell table:formula="of:=SUM([.C52]+SUM((100-[.E52])*[.C52]/100))" office:value-type="float" office:value="239.001975" calcext:value-type="float">
            <text:p>239,001975</text:p>
          </table:table-cell>
          <table:table-cell table:formula="of:=SUM([.D52]+((100-[.E52])*[.D52]/100))" office:value-type="float" office:value="242.9292375" calcext:value-type="float">
            <text:p>242,9292375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/>
          <table:table-cell table:formula="of:=[.S51]" office:value-type="float" office:value="12.85" calcext:value-type="float">
            <text:p>12,85</text:p>
          </table:table-cell>
          <table:table-cell table:formula="of:=[.T5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,04</text:p>
          </table:table-cell>
          <table:table-cell office:value-type="float" office:value="215" calcext:value-type="float">
            <text:p>215</text:p>
          </table:table-cell>
          <table:table-cell table:formula="of:=SUM([.B53]*[.P51])+[.Q51]" office:value-type="float" office:value="216.2" calcext:value-type="float">
            <text:p>216,2</text:p>
          </table:table-cell>
          <table:table-cell table:formula="of:=SUM([.B53]*[.S53])+[.T53]" office:value-type="float" office:value="87.664" calcext:value-type="float">
            <text:p>87,664</text:p>
          </table:table-cell>
          <table:table-cell table:formula="of:=SUM([.C53]+SUM((100-[.E53])*[.C53]/100))" office:value-type="float" office:value="241.5224" calcext:value-type="float">
            <text:p>241,5224</text:p>
          </table:table-cell>
          <table:table-cell table:formula="of:=SUM([.D53]+((100-[.E53])*[.D53]/100))" office:value-type="float" office:value="242.870432" calcext:value-type="float">
            <text:p>242,87043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/>
          <table:table-cell table:formula="of:=[.S52]" office:value-type="float" office:value="12.85" calcext:value-type="float">
            <text:p>12,85</text:p>
          </table:table-cell>
          <table:table-cell table:formula="of:=[.T5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3" calcext:value-type="float">
            <text:p>11,03</text:p>
          </table:table-cell>
          <table:table-cell office:value-type="float" office:value="214" calcext:value-type="float">
            <text:p>214</text:p>
          </table:table-cell>
          <table:table-cell table:formula="of:=SUM([.B54]*[.P51])+[.Q51]" office:value-type="float" office:value="215.9" calcext:value-type="float">
            <text:p>215,9</text:p>
          </table:table-cell>
          <table:table-cell table:formula="of:=SUM([.B54]*[.S54])+[.T54]" office:value-type="float" office:value="87.5355" calcext:value-type="float">
            <text:p>87,5355</text:p>
          </table:table-cell>
          <table:table-cell table:formula="of:=SUM([.C54]+SUM((100-[.E54])*[.C54]/100))" office:value-type="float" office:value="240.67403" calcext:value-type="float">
            <text:p>240,67403</text:p>
          </table:table-cell>
          <table:table-cell table:formula="of:=SUM([.D54]+((100-[.E54])*[.D54]/100))" office:value-type="float" office:value="242.8108555" calcext:value-type="float">
            <text:p>242,8108555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/>
          <table:table-cell table:formula="of:=[.S53]" office:value-type="float" office:value="12.85" calcext:value-type="float">
            <text:p>12,85</text:p>
          </table:table-cell>
          <table:table-cell table:formula="of:=[.T5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02" calcext:value-type="float">
            <text:p>11,02</text:p>
          </table:table-cell>
          <table:table-cell office:value-type="float" office:value="214" calcext:value-type="float">
            <text:p>214</text:p>
          </table:table-cell>
          <table:table-cell table:formula="of:=SUM([.B55]*[.P51])+[.Q51]" office:value-type="float" office:value="215.6" calcext:value-type="float">
            <text:p>215,6</text:p>
          </table:table-cell>
          <table:table-cell table:formula="of:=SUM([.B55]*[.S55])+[.T55]" office:value-type="float" office:value="87.407" calcext:value-type="float">
            <text:p>87,407</text:p>
          </table:table-cell>
          <table:table-cell table:formula="of:=SUM([.C55]+SUM((100-[.E55])*[.C55]/100))" office:value-type="float" office:value="240.94902" calcext:value-type="float">
            <text:p>240,94902</text:p>
          </table:table-cell>
          <table:table-cell table:formula="of:=SUM([.D55]+((100-[.E55])*[.D55]/100))" office:value-type="float" office:value="242.750508" calcext:value-type="float">
            <text:p>242,750508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/>
          <table:table-cell table:formula="of:=[.S54]" office:value-type="float" office:value="12.85" calcext:value-type="float">
            <text:p>12,85</text:p>
          </table:table-cell>
          <table:table-cell table:formula="of:=[.T5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1" calcext:value-type="float">
            <text:p>11,01</text:p>
          </table:table-cell>
          <table:table-cell office:value-type="float" office:value="212" calcext:value-type="float">
            <text:p>212</text:p>
          </table:table-cell>
          <table:table-cell table:formula="of:=SUM([.B56]*[.P51])+[.Q51]" office:value-type="float" office:value="215.3" calcext:value-type="float">
            <text:p>215,3</text:p>
          </table:table-cell>
          <table:table-cell table:formula="of:=SUM([.B56]*[.S56])+[.T56]" office:value-type="float" office:value="87.2785" calcext:value-type="float">
            <text:p>87,2785</text:p>
          </table:table-cell>
          <table:table-cell table:formula="of:=SUM([.C56]+SUM((100-[.E56])*[.C56]/100))" office:value-type="float" office:value="238.96958" calcext:value-type="float">
            <text:p>238,96958</text:p>
          </table:table-cell>
          <table:table-cell table:formula="of:=SUM([.D56]+((100-[.E56])*[.D56]/100))" office:value-type="float" office:value="242.6893895" calcext:value-type="float">
            <text:p>242,689389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5]" office:value-type="float" office:value="30" calcext:value-type="float">
            <text:p>30</text:p>
          </table:table-cell>
          <table:table-cell table:formula="of:=[.Q55]" office:value-type="float" office:value="-115" calcext:value-type="float">
            <text:p>-115</text:p>
          </table:table-cell>
          <table:table-cell/>
          <table:table-cell table:formula="of:=[.S55]" office:value-type="float" office:value="12.85" calcext:value-type="float">
            <text:p>12,85</text:p>
          </table:table-cell>
          <table:table-cell table:formula="of:=[.T5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7]*[.P51])+[.Q51]" office:value-type="float" office:value="215" calcext:value-type="float">
            <text:p>215</text:p>
          </table:table-cell>
          <table:table-cell table:formula="of:=SUM([.B57]*[.S57])+[.T57]" office:value-type="float" office:value="87.15" calcext:value-type="float">
            <text:p>87,15</text:p>
          </table:table-cell>
          <table:table-cell table:formula="of:=SUM([.C57]+SUM((100-[.E57])*[.C57]/100))" office:value-type="float" office:value="239.242" calcext:value-type="float">
            <text:p>239,242</text:p>
          </table:table-cell>
          <table:table-cell table:formula="of:=SUM([.D57]+((100-[.E57])*[.D57]/100))" office:value-type="float" office:value="242.6275" calcext:value-type="float">
            <text:p>242,6275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/>
          <table:table-cell table:formula="of:=[.S56]" office:value-type="float" office:value="12.85" calcext:value-type="float">
            <text:p>12,85</text:p>
          </table:table-cell>
          <table:table-cell table:formula="of:=[.T5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8]*[.P58])+[.Q58]" office:value-type="float" office:value="215" calcext:value-type="float">
            <text:p>215</text:p>
          </table:table-cell>
          <table:table-cell table:formula="of:=SUM([.B58]*[.S58])+[.T58]" office:value-type="float" office:value="87.15" calcext:value-type="float">
            <text:p>87,15</text:p>
          </table:table-cell>
          <table:table-cell table:formula="of:=SUM([.C58]+SUM((100-[.E58])*[.C58]/100))" office:value-type="float" office:value="239.242" calcext:value-type="float">
            <text:p>239,242</text:p>
          </table:table-cell>
          <table:table-cell table:formula="of:=SUM([.D58]+((100-[.E58])*[.D58]/100))" office:value-type="float" office:value="242.6275" calcext:value-type="float">
            <text:p>242,6275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/>
          <table:table-cell table:formula="of:=[.S57]" office:value-type="float" office:value="12.85" calcext:value-type="float">
            <text:p>12,85</text:p>
          </table:table-cell>
          <table:table-cell table:formula="of:=[.T5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8" calcext:value-type="float">
            <text:p>10,98</text:p>
          </table:table-cell>
          <table:table-cell office:value-type="float" office:value="210" calcext:value-type="float">
            <text:p>210</text:p>
          </table:table-cell>
          <table:table-cell table:formula="of:=SUM([.B59]*[.P58])+[.Q58]" office:value-type="float" office:value="214.4" calcext:value-type="float">
            <text:p>214,4</text:p>
          </table:table-cell>
          <table:table-cell table:formula="of:=SUM([.B59]*[.S59])+[.T59]" office:value-type="float" office:value="86.893" calcext:value-type="float">
            <text:p>86,893</text:p>
          </table:table-cell>
          <table:table-cell table:formula="of:=SUM([.C59]+SUM((100-[.E59])*[.C59]/100))" office:value-type="float" office:value="237.5247" calcext:value-type="float">
            <text:p>237,5247</text:p>
          </table:table-cell>
          <table:table-cell table:formula="of:=SUM([.D59]+((100-[.E59])*[.D59]/100))" office:value-type="float" office:value="242.501408" calcext:value-type="float">
            <text:p>242,50140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/>
          <table:table-cell table:formula="of:=[.S58]" office:value-type="float" office:value="12.85" calcext:value-type="float">
            <text:p>12,85</text:p>
          </table:table-cell>
          <table:table-cell table:formula="of:=[.T5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7" calcext:value-type="float">
            <text:p>10,97</text:p>
          </table:table-cell>
          <table:table-cell office:value-type="float" office:value="212" calcext:value-type="float">
            <text:p>212</text:p>
          </table:table-cell>
          <table:table-cell table:formula="of:=SUM([.B60]*[.P58])+[.Q58]" office:value-type="float" office:value="214.1" calcext:value-type="float">
            <text:p>214,1</text:p>
          </table:table-cell>
          <table:table-cell table:formula="of:=SUM([.B60]*[.S60])+[.T60]" office:value-type="float" office:value="86.7645" calcext:value-type="float">
            <text:p>86,7645</text:p>
          </table:table-cell>
          <table:table-cell table:formula="of:=SUM([.C60]+SUM((100-[.E60])*[.C60]/100))" office:value-type="float" office:value="240.05926" calcext:value-type="float">
            <text:p>240,05926</text:p>
          </table:table-cell>
          <table:table-cell table:formula="of:=SUM([.D60]+((100-[.E60])*[.D60]/100))" office:value-type="float" office:value="242.4372055" calcext:value-type="float">
            <text:p>242,4372055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/>
          <table:table-cell table:formula="of:=[.S59]" office:value-type="float" office:value="12.85" calcext:value-type="float">
            <text:p>12,85</text:p>
          </table:table-cell>
          <table:table-cell table:formula="of:=[.T5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1]*[.P58])+[.Q58]" office:value-type="float" office:value="213.8" calcext:value-type="float">
            <text:p>213,8</text:p>
          </table:table-cell>
          <table:table-cell table:formula="of:=SUM([.B61]*[.S61])+[.T61]" office:value-type="float" office:value="86.636" calcext:value-type="float">
            <text:p>86,636</text:p>
          </table:table-cell>
          <table:table-cell table:formula="of:=SUM([.C61]+SUM((100-[.E61])*[.C61]/100))" office:value-type="float" office:value="240.33168" calcext:value-type="float">
            <text:p>240,33168</text:p>
          </table:table-cell>
          <table:table-cell table:formula="of:=SUM([.D61]+((100-[.E61])*[.D61]/100))" office:value-type="float" office:value="242.372232" calcext:value-type="float">
            <text:p>242,37223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/>
          <table:table-cell table:formula="of:=[.S60]" office:value-type="float" office:value="12.85" calcext:value-type="float">
            <text:p>12,85</text:p>
          </table:table-cell>
          <table:table-cell table:formula="of:=[.T6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2]*[.P58])+[.Q58]" office:value-type="float" office:value="213.8" calcext:value-type="float">
            <text:p>213,8</text:p>
          </table:table-cell>
          <table:table-cell table:formula="of:=SUM([.B62]*[.S62])+[.T62]" office:value-type="float" office:value="86.636" calcext:value-type="float">
            <text:p>86,636</text:p>
          </table:table-cell>
          <table:table-cell table:formula="of:=SUM([.C62]+SUM((100-[.E62])*[.C62]/100))" office:value-type="float" office:value="240.33168" calcext:value-type="float">
            <text:p>240,33168</text:p>
          </table:table-cell>
          <table:table-cell table:formula="of:=SUM([.D62]+((100-[.E62])*[.D62]/100))" office:value-type="float" office:value="242.372232" calcext:value-type="float">
            <text:p>242,372232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/>
          <table:table-cell table:formula="of:=[.S61]" office:value-type="float" office:value="12.85" calcext:value-type="float">
            <text:p>12,85</text:p>
          </table:table-cell>
          <table:table-cell table:formula="of:=[.T6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5" calcext:value-type="float">
            <text:p>10,95</text:p>
          </table:table-cell>
          <table:table-cell office:value-type="float" office:value="211" calcext:value-type="float">
            <text:p>211</text:p>
          </table:table-cell>
          <table:table-cell table:formula="of:=SUM([.B63]*[.P58])+[.Q58]" office:value-type="float" office:value="213.5" calcext:value-type="float">
            <text:p>213,5</text:p>
          </table:table-cell>
          <table:table-cell table:formula="of:=SUM([.B63]*[.S63])+[.T63]" office:value-type="float" office:value="86.5075" calcext:value-type="float">
            <text:p>86,5075</text:p>
          </table:table-cell>
          <table:table-cell table:formula="of:=SUM([.C63]+SUM((100-[.E63])*[.C63]/100))" office:value-type="float" office:value="239.469175" calcext:value-type="float">
            <text:p>239,469175</text:p>
          </table:table-cell>
          <table:table-cell table:formula="of:=SUM([.D63]+((100-[.E63])*[.D63]/100))" office:value-type="float" office:value="242.3064875" calcext:value-type="float">
            <text:p>242,3064875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/>
          <table:table-cell table:formula="of:=[.S62]" office:value-type="float" office:value="12.85" calcext:value-type="float">
            <text:p>12,85</text:p>
          </table:table-cell>
          <table:table-cell table:formula="of:=[.T6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94" calcext:value-type="float">
            <text:p>10,94</text:p>
          </table:table-cell>
          <table:table-cell office:value-type="float" office:value="211" calcext:value-type="float">
            <text:p>211</text:p>
          </table:table-cell>
          <table:table-cell table:formula="of:=SUM([.B64]*[.P58])+[.Q58]" office:value-type="float" office:value="213.2" calcext:value-type="float">
            <text:p>213,2</text:p>
          </table:table-cell>
          <table:table-cell table:formula="of:=SUM([.B64]*[.S64])+[.T64]" office:value-type="float" office:value="86.379" calcext:value-type="float">
            <text:p>86,379</text:p>
          </table:table-cell>
          <table:table-cell table:formula="of:=SUM([.C64]+SUM((100-[.E64])*[.C64]/100))" office:value-type="float" office:value="239.74031" calcext:value-type="float">
            <text:p>239,74031</text:p>
          </table:table-cell>
          <table:table-cell table:formula="of:=SUM([.D64]+((100-[.E64])*[.D64]/100))" office:value-type="float" office:value="242.239972" calcext:value-type="float">
            <text:p>242,239972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/>
          <table:table-cell table:formula="of:=[.S63]" office:value-type="float" office:value="12.85" calcext:value-type="float">
            <text:p>12,85</text:p>
          </table:table-cell>
          <table:table-cell table:formula="of:=[.T6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93" calcext:value-type="float">
            <text:p>10,93</text:p>
          </table:table-cell>
          <table:table-cell office:value-type="float" office:value="210" calcext:value-type="float">
            <text:p>210</text:p>
          </table:table-cell>
          <table:table-cell table:formula="of:=SUM([.B65]*[.P65])+[.Q65]" office:value-type="float" office:value="212.9" calcext:value-type="float">
            <text:p>212,9</text:p>
          </table:table-cell>
          <table:table-cell table:formula="of:=SUM([.B65]*[.S65])+[.T65]" office:value-type="float" office:value="86.2505" calcext:value-type="float">
            <text:p>86,2505</text:p>
          </table:table-cell>
          <table:table-cell table:formula="of:=SUM([.C65]+SUM((100-[.E65])*[.C65]/100))" office:value-type="float" office:value="238.87395" calcext:value-type="float">
            <text:p>238,87395</text:p>
          </table:table-cell>
          <table:table-cell table:formula="of:=SUM([.D65]+((100-[.E65])*[.D65]/100))" office:value-type="float" office:value="242.1726855" calcext:value-type="float">
            <text:p>242,1726855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P64]" office:value-type="float" office:value="30" calcext:value-type="float">
            <text:p>30</text:p>
          </table:table-cell>
          <table:table-cell table:formula="of:=[.Q64]" office:value-type="float" office:value="-115" calcext:value-type="float">
            <text:p>-115</text:p>
          </table:table-cell>
          <table:table-cell/>
          <table:table-cell table:formula="of:=[.S64]" office:value-type="float" office:value="12.85" calcext:value-type="float">
            <text:p>12,85</text:p>
          </table:table-cell>
          <table:table-cell table:formula="of:=[.T6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93" calcext:value-type="float">
            <text:p>10,93</text:p>
          </table:table-cell>
          <table:table-cell office:value-type="float" office:value="211" calcext:value-type="float">
            <text:p>211</text:p>
          </table:table-cell>
          <table:table-cell table:formula="of:=SUM([.B66]*[.P65])+[.Q65]" office:value-type="float" office:value="212.9" calcext:value-type="float">
            <text:p>212,9</text:p>
          </table:table-cell>
          <table:table-cell table:formula="of:=SUM([.B66]*[.S66])+[.T66]" office:value-type="float" office:value="86.2505" calcext:value-type="float">
            <text:p>86,2505</text:p>
          </table:table-cell>
          <table:table-cell table:formula="of:=SUM([.C66]+SUM((100-[.E66])*[.C66]/100))" office:value-type="float" office:value="240.011445" calcext:value-type="float">
            <text:p>240,011445</text:p>
          </table:table-cell>
          <table:table-cell table:formula="of:=SUM([.D66]+((100-[.E66])*[.D66]/100))" office:value-type="float" office:value="242.1726855" calcext:value-type="float">
            <text:p>242,172685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/>
          <table:table-cell table:formula="of:=[.S65]" office:value-type="float" office:value="12.85" calcext:value-type="float">
            <text:p>12,85</text:p>
          </table:table-cell>
          <table:table-cell table:formula="of:=[.T6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2" calcext:value-type="float">
            <text:p>10,92</text:p>
          </table:table-cell>
          <table:table-cell office:value-type="float" office:value="210" calcext:value-type="float">
            <text:p>210</text:p>
          </table:table-cell>
          <table:table-cell table:formula="of:=SUM([.B67]*[.P65])+[.Q65]" office:value-type="float" office:value="212.6" calcext:value-type="float">
            <text:p>212,6</text:p>
          </table:table-cell>
          <table:table-cell table:formula="of:=SUM([.B67]*[.S67])+[.T67]" office:value-type="float" office:value="86.122" calcext:value-type="float">
            <text:p>86,122</text:p>
          </table:table-cell>
          <table:table-cell table:formula="of:=SUM([.C67]+SUM((100-[.E67])*[.C67]/100))" office:value-type="float" office:value="239.1438" calcext:value-type="float">
            <text:p>239,1438</text:p>
          </table:table-cell>
          <table:table-cell table:formula="of:=SUM([.D67]+((100-[.E67])*[.D67]/100))" office:value-type="float" office:value="242.104628" calcext:value-type="float">
            <text:p>242,104628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/>
          <table:table-cell table:formula="of:=[.S66]" office:value-type="float" office:value="12.85" calcext:value-type="float">
            <text:p>12,85</text:p>
          </table:table-cell>
          <table:table-cell table:formula="of:=[.T6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1" calcext:value-type="float">
            <text:p>10,91</text:p>
          </table:table-cell>
          <table:table-cell office:value-type="float" office:value="210" calcext:value-type="float">
            <text:p>210</text:p>
          </table:table-cell>
          <table:table-cell table:formula="of:=SUM([.B68]*[.P65])+[.Q65]" office:value-type="float" office:value="212.3" calcext:value-type="float">
            <text:p>212,3</text:p>
          </table:table-cell>
          <table:table-cell table:formula="of:=SUM([.B68]*[.S68])+[.T68]" office:value-type="float" office:value="85.9935" calcext:value-type="float">
            <text:p>85,9935</text:p>
          </table:table-cell>
          <table:table-cell table:formula="of:=SUM([.C68]+SUM((100-[.E68])*[.C68]/100))" office:value-type="float" office:value="239.41365" calcext:value-type="float">
            <text:p>239,41365</text:p>
          </table:table-cell>
          <table:table-cell table:formula="of:=SUM([.D68]+((100-[.E68])*[.D68]/100))" office:value-type="float" office:value="242.0357995" calcext:value-type="float">
            <text:p>242,0357995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/>
          <table:table-cell table:formula="of:=[.S67]" office:value-type="float" office:value="12.85" calcext:value-type="float">
            <text:p>12,85</text:p>
          </table:table-cell>
          <table:table-cell table:formula="of:=[.T6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89" calcext:value-type="float">
            <text:p>10,89</text:p>
          </table:table-cell>
          <table:table-cell office:value-type="float" office:value="210" calcext:value-type="float">
            <text:p>210</text:p>
          </table:table-cell>
          <table:table-cell table:formula="of:=SUM([.B69]*[.P65])+[.Q65]" office:value-type="float" office:value="211.7" calcext:value-type="float">
            <text:p>211,7</text:p>
          </table:table-cell>
          <table:table-cell table:formula="of:=SUM([.B69]*[.S69])+[.T69]" office:value-type="float" office:value="85.7365" calcext:value-type="float">
            <text:p>85,7365</text:p>
          </table:table-cell>
          <table:table-cell table:formula="of:=SUM([.C69]+SUM((100-[.E69])*[.C69]/100))" office:value-type="float" office:value="239.95335" calcext:value-type="float">
            <text:p>239,95335</text:p>
          </table:table-cell>
          <table:table-cell table:formula="of:=SUM([.D69]+((100-[.E69])*[.D69]/100))" office:value-type="float" office:value="241.8958295" calcext:value-type="float">
            <text:p>241,8958295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/>
          <table:table-cell table:formula="of:=[.S68]" office:value-type="float" office:value="12.85" calcext:value-type="float">
            <text:p>12,85</text:p>
          </table:table-cell>
          <table:table-cell table:formula="of:=[.T6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0]*[.P65])+[.Q65]" office:value-type="float" office:value="211.4" calcext:value-type="float">
            <text:p>211,4</text:p>
          </table:table-cell>
          <table:table-cell table:formula="of:=SUM([.B70]*[.S70])+[.T70]" office:value-type="float" office:value="85.608" calcext:value-type="float">
            <text:p>85,608</text:p>
          </table:table-cell>
          <table:table-cell table:formula="of:=SUM([.C70]+SUM((100-[.E70])*[.C70]/100))" office:value-type="float" office:value="239.07928" calcext:value-type="float">
            <text:p>239,07928</text:p>
          </table:table-cell>
          <table:table-cell table:formula="of:=SUM([.D70]+((100-[.E70])*[.D70]/100))" office:value-type="float" office:value="241.824688" calcext:value-type="float">
            <text:p>241,824688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/>
          <table:table-cell table:formula="of:=[.S69]" office:value-type="float" office:value="12.85" calcext:value-type="float">
            <text:p>12,85</text:p>
          </table:table-cell>
          <table:table-cell table:formula="of:=[.T6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1]*[.P65])+[.Q65]" office:value-type="float" office:value="211.4" calcext:value-type="float">
            <text:p>211,4</text:p>
          </table:table-cell>
          <table:table-cell table:formula="of:=SUM([.B71]*[.S71])+[.T71]" office:value-type="float" office:value="85.608" calcext:value-type="float">
            <text:p>85,608</text:p>
          </table:table-cell>
          <table:table-cell table:formula="of:=SUM([.C71]+SUM((100-[.E71])*[.C71]/100))" office:value-type="float" office:value="239.07928" calcext:value-type="float">
            <text:p>239,07928</text:p>
          </table:table-cell>
          <table:table-cell table:formula="of:=SUM([.D71]+((100-[.E71])*[.D71]/100))" office:value-type="float" office:value="241.824688" calcext:value-type="float">
            <text:p>241,824688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/>
          <table:table-cell table:formula="of:=[.S70]" office:value-type="float" office:value="12.85" calcext:value-type="float">
            <text:p>12,85</text:p>
          </table:table-cell>
          <table:table-cell table:formula="of:=[.T7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2]*[.P72])+[.Q72]" office:value-type="float" office:value="211.1" calcext:value-type="float">
            <text:p>211,1</text:p>
          </table:table-cell>
          <table:table-cell table:formula="of:=SUM([.B72]*[.S72])+[.T72]" office:value-type="float" office:value="85.4795" calcext:value-type="float">
            <text:p>85,4795</text:p>
          </table:table-cell>
          <table:table-cell table:formula="of:=SUM([.C72]+SUM((100-[.E72])*[.C72]/100))" office:value-type="float" office:value="239.347845" calcext:value-type="float">
            <text:p>239,347845</text:p>
          </table:table-cell>
          <table:table-cell table:formula="of:=SUM([.D72]+((100-[.E72])*[.D72]/100))" office:value-type="float" office:value="241.7527755" calcext:value-type="float">
            <text:p>241,7527755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/>
          <table:table-cell table:formula="of:=[.S71]" office:value-type="float" office:value="12.85" calcext:value-type="float">
            <text:p>12,85</text:p>
          </table:table-cell>
          <table:table-cell table:formula="of:=[.T7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3]*[.P72])+[.Q72]" office:value-type="float" office:value="211.1" calcext:value-type="float">
            <text:p>211,1</text:p>
          </table:table-cell>
          <table:table-cell table:formula="of:=SUM([.B73]*[.S73])+[.T73]" office:value-type="float" office:value="85.4795" calcext:value-type="float">
            <text:p>85,4795</text:p>
          </table:table-cell>
          <table:table-cell table:formula="of:=SUM([.C73]+SUM((100-[.E73])*[.C73]/100))" office:value-type="float" office:value="239.347845" calcext:value-type="float">
            <text:p>239,347845</text:p>
          </table:table-cell>
          <table:table-cell table:formula="of:=SUM([.D73]+((100-[.E73])*[.D73]/100))" office:value-type="float" office:value="241.7527755" calcext:value-type="float">
            <text:p>241,7527755</text:p>
          </table:table-cell>
          <table:table-cell table:number-columns-repeated="4"/>
          <table:table-cell table:style-name="ce3"/>
          <table:table-cell table:style-name="Default" table:number-columns-repeated="2"/>
          <table:table-cell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/>
          <table:table-cell table:formula="of:=[.S72]" office:value-type="float" office:value="12.85" calcext:value-type="float">
            <text:p>12,85</text:p>
          </table:table-cell>
          <table:table-cell table:formula="of:=[.T7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5" calcext:value-type="float">
            <text:p>10,85</text:p>
          </table:table-cell>
          <table:table-cell office:value-type="float" office:value="208" calcext:value-type="float">
            <text:p>208</text:p>
          </table:table-cell>
          <table:table-cell table:formula="of:=SUM([.B74]*[.P72])+[.Q72]" office:value-type="float" office:value="210.5" calcext:value-type="float">
            <text:p>210,5</text:p>
          </table:table-cell>
          <table:table-cell table:formula="of:=SUM([.B74]*[.S74])+[.T74]" office:value-type="float" office:value="85.2225" calcext:value-type="float">
            <text:p>85,2225</text:p>
          </table:table-cell>
          <table:table-cell table:formula="of:=SUM([.C74]+SUM((100-[.E74])*[.C74]/100))" office:value-type="float" office:value="238.7372" calcext:value-type="float">
            <text:p>238,7372</text:p>
          </table:table-cell>
          <table:table-cell table:formula="of:=SUM([.D74]+((100-[.E74])*[.D74]/100))" office:value-type="float" office:value="241.6066375" calcext:value-type="float">
            <text:p>241,6066375</text:p>
          </table:table-cell>
          <table:table-cell table:number-columns-repeated="4"/>
          <table:table-cell table:style-name="Default" table:number-columns-repeated="3"/>
          <table:table-cell/>
          <table:table-cell table:formula="of:=[.P73]" office:value-type="float" office:value="30" calcext:value-type="float">
            <text:p>30</text:p>
          </table:table-cell>
          <table:table-cell table:formula="of:=[.Q73]" office:value-type="float" office:value="-115" calcext:value-type="float">
            <text:p>-115</text:p>
          </table:table-cell>
          <table:table-cell/>
          <table:table-cell table:formula="of:=[.S73]" office:value-type="float" office:value="12.85" calcext:value-type="float">
            <text:p>12,85</text:p>
          </table:table-cell>
          <table:table-cell table:formula="of:=[.T7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4" calcext:value-type="float">
            <text:p>10,84</text:p>
          </table:table-cell>
          <table:table-cell office:value-type="float" office:value="207" calcext:value-type="float">
            <text:p>207</text:p>
          </table:table-cell>
          <table:table-cell table:formula="of:=SUM([.B75]*[.P72])+[.Q72]" office:value-type="float" office:value="210.2" calcext:value-type="float">
            <text:p>210,2</text:p>
          </table:table-cell>
          <table:table-cell table:formula="of:=SUM([.B75]*[.S75])+[.T75]" office:value-type="float" office:value="85.094" calcext:value-type="float">
            <text:p>85,094</text:p>
          </table:table-cell>
          <table:table-cell table:formula="of:=SUM([.C75]+SUM((100-[.E75])*[.C75]/100))" office:value-type="float" office:value="237.85542" calcext:value-type="float">
            <text:p>237,85542</text:p>
          </table:table-cell>
          <table:table-cell table:formula="of:=SUM([.D75]+((100-[.E75])*[.D75]/100))" office:value-type="float" office:value="241.532412" calcext:value-type="float">
            <text:p>241,532412</text:p>
          </table:table-cell>
          <table:table-cell table:number-columns-repeated="4"/>
          <table:table-cell table:style-name="Default" table:number-columns-repeated="3"/>
          <table:table-cell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/>
          <table:table-cell table:formula="of:=[.S74]" office:value-type="float" office:value="12.85" calcext:value-type="float">
            <text:p>12,85</text:p>
          </table:table-cell>
          <table:table-cell table:formula="of:=[.T7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3" calcext:value-type="float">
            <text:p>10,83</text:p>
          </table:table-cell>
          <table:table-cell office:value-type="float" office:value="208" calcext:value-type="float">
            <text:p>208</text:p>
          </table:table-cell>
          <table:table-cell table:formula="of:=SUM([.B76]*[.P72])+[.Q72]" office:value-type="float" office:value="209.9" calcext:value-type="float">
            <text:p>209,9</text:p>
          </table:table-cell>
          <table:table-cell table:formula="of:=SUM([.B76]*[.S76])+[.T76]" office:value-type="float" office:value="84.9655" calcext:value-type="float">
            <text:p>84,9655</text:p>
          </table:table-cell>
          <table:table-cell table:formula="of:=SUM([.C76]+SUM((100-[.E76])*[.C76]/100))" office:value-type="float" office:value="239.27176" calcext:value-type="float">
            <text:p>239,27176</text:p>
          </table:table-cell>
          <table:table-cell table:formula="of:=SUM([.D76]+((100-[.E76])*[.D76]/100))" office:value-type="float" office:value="241.4574155" calcext:value-type="float">
            <text:p>241,4574155</text:p>
          </table:table-cell>
          <table:table-cell table:number-columns-repeated="4"/>
          <table:table-cell table:style-name="Default" table:number-columns-repeated="3"/>
          <table:table-cell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/>
          <table:table-cell table:formula="of:=[.S75]" office:value-type="float" office:value="12.85" calcext:value-type="float">
            <text:p>12,85</text:p>
          </table:table-cell>
          <table:table-cell table:formula="of:=[.T7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83" calcext:value-type="float">
            <text:p>10,83</text:p>
          </table:table-cell>
          <table:table-cell office:value-type="float" office:value="207" calcext:value-type="float">
            <text:p>207</text:p>
          </table:table-cell>
          <table:table-cell table:formula="of:=SUM([.B77]*[.P72])+[.Q72]" office:value-type="float" office:value="209.9" calcext:value-type="float">
            <text:p>209,9</text:p>
          </table:table-cell>
          <table:table-cell table:formula="of:=SUM([.B77]*[.S77])+[.T77]" office:value-type="float" office:value="84.9655" calcext:value-type="float">
            <text:p>84,9655</text:p>
          </table:table-cell>
          <table:table-cell table:formula="of:=SUM([.C77]+SUM((100-[.E77])*[.C77]/100))" office:value-type="float" office:value="238.121415" calcext:value-type="float">
            <text:p>238,121415</text:p>
          </table:table-cell>
          <table:table-cell table:formula="of:=SUM([.D77]+((100-[.E77])*[.D77]/100))" office:value-type="float" office:value="241.4574155" calcext:value-type="float">
            <text:p>241,4574155</text:p>
          </table:table-cell>
          <table:table-cell table:number-columns-repeated="4"/>
          <table:table-cell table:style-name="Default" table:number-columns-repeated="3"/>
          <table:table-cell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/>
          <table:table-cell table:formula="of:=[.S76]" office:value-type="float" office:value="12.85" calcext:value-type="float">
            <text:p>12,85</text:p>
          </table:table-cell>
          <table:table-cell table:formula="of:=[.T7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2" calcext:value-type="float">
            <text:p>10,82</text:p>
          </table:table-cell>
          <table:table-cell office:value-type="float" office:value="205" calcext:value-type="float">
            <text:p>205</text:p>
          </table:table-cell>
          <table:table-cell table:formula="of:=SUM([.B78]*[.P72])+[.Q72]" office:value-type="float" office:value="209.6" calcext:value-type="float">
            <text:p>209,6</text:p>
          </table:table-cell>
          <table:table-cell table:formula="of:=SUM([.B78]*[.S78])+[.T78]" office:value-type="float" office:value="84.837" calcext:value-type="float">
            <text:p>84,837</text:p>
          </table:table-cell>
          <table:table-cell table:formula="of:=SUM([.C78]+SUM((100-[.E78])*[.C78]/100))" office:value-type="float" office:value="236.08415" calcext:value-type="float">
            <text:p>236,08415</text:p>
          </table:table-cell>
          <table:table-cell table:formula="of:=SUM([.D78]+((100-[.E78])*[.D78]/100))" office:value-type="float" office:value="241.381648" calcext:value-type="float">
            <text:p>241,381648</text:p>
          </table:table-cell>
          <table:table-cell table:number-columns-repeated="4"/>
          <table:table-cell table:style-name="Default" table:number-columns-repeated="3"/>
          <table:table-cell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/>
          <table:table-cell table:formula="of:=[.S77]" office:value-type="float" office:value="12.85" calcext:value-type="float">
            <text:p>12,85</text:p>
          </table:table-cell>
          <table:table-cell table:formula="of:=[.T7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1" calcext:value-type="float">
            <text:p>10,81</text:p>
          </table:table-cell>
          <table:table-cell office:value-type="float" office:value="204" calcext:value-type="float">
            <text:p>204</text:p>
          </table:table-cell>
          <table:table-cell table:formula="of:=SUM([.B79]*[.P79])+[.Q79]" office:value-type="float" office:value="209.3" calcext:value-type="float">
            <text:p>209,3</text:p>
          </table:table-cell>
          <table:table-cell table:formula="of:=SUM([.B79]*[.S79])+[.T79]" office:value-type="float" office:value="84.7085" calcext:value-type="float">
            <text:p>84,7085</text:p>
          </table:table-cell>
          <table:table-cell table:formula="of:=SUM([.C79]+SUM((100-[.E79])*[.C79]/100))" office:value-type="float" office:value="235.19466" calcext:value-type="float">
            <text:p>235,19466</text:p>
          </table:table-cell>
          <table:table-cell table:formula="of:=SUM([.D79]+((100-[.E79])*[.D79]/100))" office:value-type="float" office:value="241.3051095" calcext:value-type="float">
            <text:p>241,3051095</text:p>
          </table:table-cell>
          <table:table-cell table:number-columns-repeated="4"/>
          <table:table-cell table:style-name="Default" table:number-columns-repeated="3"/>
          <table:table-cell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/>
          <table:table-cell table:formula="of:=[.S78]" office:value-type="float" office:value="12.85" calcext:value-type="float">
            <text:p>12,85</text:p>
          </table:table-cell>
          <table:table-cell table:formula="of:=[.T7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79" calcext:value-type="float">
            <text:p>10,79</text:p>
          </table:table-cell>
          <table:table-cell office:value-type="float" office:value="204" calcext:value-type="float">
            <text:p>204</text:p>
          </table:table-cell>
          <table:table-cell table:formula="of:=SUM([.B80]*[.P79])+[.Q79]" office:value-type="float" office:value="208.7" calcext:value-type="float">
            <text:p>208,7</text:p>
          </table:table-cell>
          <table:table-cell table:formula="of:=SUM([.B80]*[.S80])+[.T80]" office:value-type="float" office:value="84.4515" calcext:value-type="float">
            <text:p>84,4515</text:p>
          </table:table-cell>
          <table:table-cell table:formula="of:=SUM([.C80]+SUM((100-[.E80])*[.C80]/100))" office:value-type="float" office:value="235.71894" calcext:value-type="float">
            <text:p>235,71894</text:p>
          </table:table-cell>
          <table:table-cell table:formula="of:=SUM([.D80]+((100-[.E80])*[.D80]/100))" office:value-type="float" office:value="241.1497195" calcext:value-type="float">
            <text:p>241,1497195</text:p>
          </table:table-cell>
          <table:table-cell table:number-columns-repeated="4"/>
          <table:table-cell table:style-name="Default" table:number-columns-repeated="3"/>
          <table:table-cell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/>
          <table:table-cell table:formula="of:=[.S79]" office:value-type="float" office:value="12.85" calcext:value-type="float">
            <text:p>12,85</text:p>
          </table:table-cell>
          <table:table-cell table:formula="of:=[.T7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,8</text:p>
          </table:table-cell>
          <table:table-cell office:value-type="float" office:value="205" calcext:value-type="float">
            <text:p>205</text:p>
          </table:table-cell>
          <table:table-cell table:formula="of:=SUM([.B81]*[.P79])+[.Q79]" office:value-type="float" office:value="209" calcext:value-type="float">
            <text:p>209</text:p>
          </table:table-cell>
          <table:table-cell table:formula="of:=SUM([.B81]*[.S81])+[.T81]" office:value-type="float" office:value="84.58" calcext:value-type="float">
            <text:p>84,58</text:p>
          </table:table-cell>
          <table:table-cell table:formula="of:=SUM([.C81]+SUM((100-[.E81])*[.C81]/100))" office:value-type="float" office:value="236.611" calcext:value-type="float">
            <text:p>236,611</text:p>
          </table:table-cell>
          <table:table-cell table:formula="of:=SUM([.D81]+((100-[.E81])*[.D81]/100))" office:value-type="float" office:value="241.2278" calcext:value-type="float">
            <text:p>241,2278</text:p>
          </table:table-cell>
          <table:table-cell table:number-columns-repeated="4"/>
          <table:table-cell table:style-name="Default" table:number-columns-repeated="3"/>
          <table:table-cell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/>
          <table:table-cell table:formula="of:=[.S80]" office:value-type="float" office:value="12.85" calcext:value-type="float">
            <text:p>12,85</text:p>
          </table:table-cell>
          <table:table-cell table:formula="of:=[.T8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79" calcext:value-type="float">
            <text:p>10,79</text:p>
          </table:table-cell>
          <table:table-cell office:value-type="float" office:value="205" calcext:value-type="float">
            <text:p>205</text:p>
          </table:table-cell>
          <table:table-cell table:formula="of:=SUM([.B82]*[.P79])+[.Q79]" office:value-type="float" office:value="208.7" calcext:value-type="float">
            <text:p>208,7</text:p>
          </table:table-cell>
          <table:table-cell table:formula="of:=SUM([.B82]*[.S82])+[.T82]" office:value-type="float" office:value="84.4515" calcext:value-type="float">
            <text:p>84,4515</text:p>
          </table:table-cell>
          <table:table-cell table:formula="of:=SUM([.C82]+SUM((100-[.E82])*[.C82]/100))" office:value-type="float" office:value="236.874425" calcext:value-type="float">
            <text:p>236,874425</text:p>
          </table:table-cell>
          <table:table-cell table:formula="of:=SUM([.D82]+((100-[.E82])*[.D82]/100))" office:value-type="float" office:value="241.1497195" calcext:value-type="float">
            <text:p>241,1497195</text:p>
          </table:table-cell>
          <table:table-cell table:number-columns-repeated="4"/>
          <table:table-cell table:style-name="Default" table:number-columns-repeated="3"/>
          <table:table-cell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/>
          <table:table-cell table:formula="of:=[.S81]" office:value-type="float" office:value="12.85" calcext:value-type="float">
            <text:p>12,85</text:p>
          </table:table-cell>
          <table:table-cell table:formula="of:=[.T8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7" calcext:value-type="float">
            <text:p>10,77</text:p>
          </table:table-cell>
          <table:table-cell office:value-type="float" office:value="205" calcext:value-type="float">
            <text:p>205</text:p>
          </table:table-cell>
          <table:table-cell table:formula="of:=SUM([.B83]*[.P79])+[.Q79]" office:value-type="float" office:value="208.1" calcext:value-type="float">
            <text:p>208,1</text:p>
          </table:table-cell>
          <table:table-cell table:formula="of:=SUM([.B83]*[.S83])+[.T83]" office:value-type="float" office:value="84.1945" calcext:value-type="float">
            <text:p>84,1945</text:p>
          </table:table-cell>
          <table:table-cell table:formula="of:=SUM([.C83]+SUM((100-[.E83])*[.C83]/100))" office:value-type="float" office:value="237.401275" calcext:value-type="float">
            <text:p>237,401275</text:p>
          </table:table-cell>
          <table:table-cell table:formula="of:=SUM([.D83]+((100-[.E83])*[.D83]/100))" office:value-type="float" office:value="240.9912455" calcext:value-type="float">
            <text:p>240,9912455</text:p>
          </table:table-cell>
          <table:table-cell table:number-columns-repeated="4"/>
          <table:table-cell table:style-name="Default" table:number-columns-repeated="3"/>
          <table:table-cell/>
          <table:table-cell table:formula="of:=[.P82]" office:value-type="float" office:value="30" calcext:value-type="float">
            <text:p>30</text:p>
          </table:table-cell>
          <table:table-cell table:formula="of:=[.Q82]" office:value-type="float" office:value="-115" calcext:value-type="float">
            <text:p>-115</text:p>
          </table:table-cell>
          <table:table-cell/>
          <table:table-cell table:formula="of:=[.S82]" office:value-type="float" office:value="12.85" calcext:value-type="float">
            <text:p>12,85</text:p>
          </table:table-cell>
          <table:table-cell table:formula="of:=[.T8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76" calcext:value-type="float">
            <text:p>10,76</text:p>
          </table:table-cell>
          <table:table-cell office:value-type="float" office:value="204" calcext:value-type="float">
            <text:p>204</text:p>
          </table:table-cell>
          <table:table-cell table:formula="of:=SUM([.B84]*[.P79])+[.Q79]" office:value-type="float" office:value="207.8" calcext:value-type="float">
            <text:p>207,8</text:p>
          </table:table-cell>
          <table:table-cell table:formula="of:=SUM([.B84]*[.S84])+[.T84]" office:value-type="float" office:value="84.066" calcext:value-type="float">
            <text:p>84,066</text:p>
          </table:table-cell>
          <table:table-cell table:formula="of:=SUM([.C84]+SUM((100-[.E84])*[.C84]/100))" office:value-type="float" office:value="236.50536" calcext:value-type="float">
            <text:p>236,50536</text:p>
          </table:table-cell>
          <table:table-cell table:formula="of:=SUM([.D84]+((100-[.E84])*[.D84]/100))" office:value-type="float" office:value="240.910852" calcext:value-type="float">
            <text:p>240,910852</text:p>
          </table:table-cell>
          <table:table-cell table:number-columns-repeated="4"/>
          <table:table-cell table:style-name="Default" table:number-columns-repeated="3"/>
          <table:table-cell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/>
          <table:table-cell table:formula="of:=[.S83]" office:value-type="float" office:value="12.85" calcext:value-type="float">
            <text:p>12,85</text:p>
          </table:table-cell>
          <table:table-cell table:formula="of:=[.T8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5" calcext:value-type="float">
            <text:p>10,75</text:p>
          </table:table-cell>
          <table:table-cell office:value-type="float" office:value="205" calcext:value-type="float">
            <text:p>205</text:p>
          </table:table-cell>
          <table:table-cell table:formula="of:=SUM([.B85]*[.P79])+[.Q79]" office:value-type="float" office:value="207.5" calcext:value-type="float">
            <text:p>207,5</text:p>
          </table:table-cell>
          <table:table-cell table:formula="of:=SUM([.B85]*[.S85])+[.T85]" office:value-type="float" office:value="83.9375" calcext:value-type="float">
            <text:p>83,9375</text:p>
          </table:table-cell>
          <table:table-cell table:formula="of:=SUM([.C85]+SUM((100-[.E85])*[.C85]/100))" office:value-type="float" office:value="237.928125" calcext:value-type="float">
            <text:p>237,928125</text:p>
          </table:table-cell>
          <table:table-cell table:formula="of:=SUM([.D85]+((100-[.E85])*[.D85]/100))" office:value-type="float" office:value="240.8296875" calcext:value-type="float">
            <text:p>240,8296875</text:p>
          </table:table-cell>
          <table:table-cell table:number-columns-repeated="4"/>
          <table:table-cell table:style-name="Default" table:number-columns-repeated="3"/>
          <table:table-cell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/>
          <table:table-cell table:formula="of:=[.S84]" office:value-type="float" office:value="12.85" calcext:value-type="float">
            <text:p>12,85</text:p>
          </table:table-cell>
          <table:table-cell table:formula="of:=[.T8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74" calcext:value-type="float">
            <text:p>10,74</text:p>
          </table:table-cell>
          <table:table-cell office:value-type="float" office:value="204" calcext:value-type="float">
            <text:p>204</text:p>
          </table:table-cell>
          <table:table-cell table:formula="of:=SUM([.B86]*[.P86])+[.Q86]" office:value-type="float" office:value="207.2" calcext:value-type="float">
            <text:p>207,2</text:p>
          </table:table-cell>
          <table:table-cell table:formula="of:=SUM([.B86]*[.S86])+[.T86]" office:value-type="float" office:value="83.809" calcext:value-type="float">
            <text:p>83,809</text:p>
          </table:table-cell>
          <table:table-cell table:formula="of:=SUM([.C86]+SUM((100-[.E86])*[.C86]/100))" office:value-type="float" office:value="237.02964" calcext:value-type="float">
            <text:p>237,02964</text:p>
          </table:table-cell>
          <table:table-cell table:formula="of:=SUM([.D86]+((100-[.E86])*[.D86]/100))" office:value-type="float" office:value="240.747752" calcext:value-type="float">
            <text:p>240,747752</text:p>
          </table:table-cell>
          <table:table-cell table:number-columns-repeated="4"/>
          <table:table-cell table:style-name="Default" table:number-columns-repeated="3"/>
          <table:table-cell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/>
          <table:table-cell table:formula="of:=[.S85]" office:value-type="float" office:value="12.85" calcext:value-type="float">
            <text:p>12,85</text:p>
          </table:table-cell>
          <table:table-cell table:formula="of:=[.T8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2" calcext:value-type="float">
            <text:p>10,72</text:p>
          </table:table-cell>
          <table:table-cell office:value-type="float" office:value="204" calcext:value-type="float">
            <text:p>204</text:p>
          </table:table-cell>
          <table:table-cell table:formula="of:=SUM([.B87]*[.P86])+[.Q86]" office:value-type="float" office:value="206.6" calcext:value-type="float">
            <text:p>206,6</text:p>
          </table:table-cell>
          <table:table-cell table:formula="of:=SUM([.B87]*[.S87])+[.T87]" office:value-type="float" office:value="83.552" calcext:value-type="float">
            <text:p>83,552</text:p>
          </table:table-cell>
          <table:table-cell table:formula="of:=SUM([.C87]+SUM((100-[.E87])*[.C87]/100))" office:value-type="float" office:value="237.55392" calcext:value-type="float">
            <text:p>237,55392</text:p>
          </table:table-cell>
          <table:table-cell table:formula="of:=SUM([.D87]+((100-[.E87])*[.D87]/100))" office:value-type="float" office:value="240.581568" calcext:value-type="float">
            <text:p>240,581568</text:p>
          </table:table-cell>
          <table:table-cell table:number-columns-repeated="4"/>
          <table:table-cell table:style-name="Default" table:number-columns-repeated="3"/>
          <table:table-cell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/>
          <table:table-cell table:formula="of:=[.S86]" office:value-type="float" office:value="12.85" calcext:value-type="float">
            <text:p>12,85</text:p>
          </table:table-cell>
          <table:table-cell table:formula="of:=[.T8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8" calcext:value-type="float">
            <text:p>10,68</text:p>
          </table:table-cell>
          <table:table-cell office:value-type="float" office:value="202" calcext:value-type="float">
            <text:p>202</text:p>
          </table:table-cell>
          <table:table-cell table:formula="of:=SUM([.B88]*[.P86])+[.Q86]" office:value-type="float" office:value="205.4" calcext:value-type="float">
            <text:p>205,4</text:p>
          </table:table-cell>
          <table:table-cell table:formula="of:=SUM([.B88]*[.S88])+[.T88]" office:value-type="float" office:value="83.038" calcext:value-type="float">
            <text:p>83,038</text:p>
          </table:table-cell>
          <table:table-cell table:formula="of:=SUM([.C88]+SUM((100-[.E88])*[.C88]/100))" office:value-type="float" office:value="236.26324" calcext:value-type="float">
            <text:p>236,26324</text:p>
          </table:table-cell>
          <table:table-cell table:formula="of:=SUM([.D88]+((100-[.E88])*[.D88]/100))" office:value-type="float" office:value="240.239948" calcext:value-type="float">
            <text:p>240,239948</text:p>
          </table:table-cell>
          <table:table-cell table:number-columns-repeated="4"/>
          <table:table-cell table:style-name="Default" table:number-columns-repeated="3"/>
          <table:table-cell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/>
          <table:table-cell table:formula="of:=[.S87]" office:value-type="float" office:value="12.85" calcext:value-type="float">
            <text:p>12,85</text:p>
          </table:table-cell>
          <table:table-cell table:formula="of:=[.T8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64" calcext:value-type="float">
            <text:p>10,64</text:p>
          </table:table-cell>
          <table:table-cell office:value-type="float" office:value="202" calcext:value-type="float">
            <text:p>202</text:p>
          </table:table-cell>
          <table:table-cell table:formula="of:=SUM([.B89]*[.P86])+[.Q86]" office:value-type="float" office:value="204.2" calcext:value-type="float">
            <text:p>204,2</text:p>
          </table:table-cell>
          <table:table-cell table:formula="of:=SUM([.B89]*[.S89])+[.T89]" office:value-type="float" office:value="82.524" calcext:value-type="float">
            <text:p>82,524</text:p>
          </table:table-cell>
          <table:table-cell table:formula="of:=SUM([.C89]+SUM((100-[.E89])*[.C89]/100))" office:value-type="float" office:value="237.30152" calcext:value-type="float">
            <text:p>237,30152</text:p>
          </table:table-cell>
          <table:table-cell table:formula="of:=SUM([.D89]+((100-[.E89])*[.D89]/100))" office:value-type="float" office:value="239.885992" calcext:value-type="float">
            <text:p>239,885992</text:p>
          </table:table-cell>
          <table:table-cell table:number-columns-repeated="4"/>
          <table:table-cell table:style-name="Default" table:number-columns-repeated="3"/>
          <table:table-cell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/>
          <table:table-cell table:formula="of:=[.S88]" office:value-type="float" office:value="12.85" calcext:value-type="float">
            <text:p>12,85</text:p>
          </table:table-cell>
          <table:table-cell table:formula="of:=[.T8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office:value-type="float" office:value="201" calcext:value-type="float">
            <text:p>201</text:p>
          </table:table-cell>
          <table:table-cell table:formula="of:=SUM([.B90]*[.P86])+[.Q86]" office:value-type="float" office:value="203" calcext:value-type="float">
            <text:p>203</text:p>
          </table:table-cell>
          <table:table-cell table:formula="of:=SUM([.B90]*[.S90])+[.T90]" office:value-type="float" office:value="82.01" calcext:value-type="float">
            <text:p>82,01</text:p>
          </table:table-cell>
          <table:table-cell table:formula="of:=SUM([.C90]+SUM((100-[.E90])*[.C90]/100))" office:value-type="float" office:value="237.1599" calcext:value-type="float">
            <text:p>237,1599</text:p>
          </table:table-cell>
          <table:table-cell table:formula="of:=SUM([.D90]+((100-[.E90])*[.D90]/100))" office:value-type="float" office:value="239.5197" calcext:value-type="float">
            <text:p>239,5197</text:p>
          </table:table-cell>
          <table:table-cell table:number-columns-repeated="4"/>
          <table:table-cell table:style-name="Default" table:number-columns-repeated="3"/>
          <table:table-cell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/>
          <table:table-cell table:formula="of:=[.S89]" office:value-type="float" office:value="12.85" calcext:value-type="float">
            <text:p>12,85</text:p>
          </table:table-cell>
          <table:table-cell table:formula="of:=[.T8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4" calcext:value-type="float">
            <text:p>10,54</text:p>
          </table:table-cell>
          <table:table-cell office:value-type="float" office:value="199" calcext:value-type="float">
            <text:p>199</text:p>
          </table:table-cell>
          <table:table-cell table:formula="of:=SUM([.B91]*[.P86])+[.Q86]" office:value-type="float" office:value="201.2" calcext:value-type="float">
            <text:p>201,2</text:p>
          </table:table-cell>
          <table:table-cell table:formula="of:=SUM([.B91]*[.S91])+[.T91]" office:value-type="float" office:value="81.239" calcext:value-type="float">
            <text:p>81,239</text:p>
          </table:table-cell>
          <table:table-cell table:formula="of:=SUM([.C91]+SUM((100-[.E91])*[.C91]/100))" office:value-type="float" office:value="236.33439" calcext:value-type="float">
            <text:p>236,33439</text:p>
          </table:table-cell>
          <table:table-cell table:formula="of:=SUM([.D91]+((100-[.E91])*[.D91]/100))" office:value-type="float" office:value="238.947132" calcext:value-type="float">
            <text:p>238,947132</text:p>
          </table:table-cell>
          <table:table-cell table:number-columns-repeated="4"/>
          <table:table-cell table:style-name="Default" table:number-columns-repeated="3"/>
          <table:table-cell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/>
          <table:table-cell table:formula="of:=[.S90]" office:value-type="float" office:value="12.85" calcext:value-type="float">
            <text:p>12,85</text:p>
          </table:table-cell>
          <table:table-cell table:formula="of:=[.T9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7" calcext:value-type="float">
            <text:p>10,47</text:p>
          </table:table-cell>
          <table:table-cell office:value-type="float" office:value="196" calcext:value-type="float">
            <text:p>196</text:p>
          </table:table-cell>
          <table:table-cell table:formula="of:=SUM([.B92]*[.P86])+[.Q86]" office:value-type="float" office:value="199.1" calcext:value-type="float">
            <text:p>199,1</text:p>
          </table:table-cell>
          <table:table-cell table:formula="of:=SUM([.B92]*[.S92])+[.T92]" office:value-type="float" office:value="80.3395" calcext:value-type="float">
            <text:p>80,3395</text:p>
          </table:table-cell>
          <table:table-cell table:formula="of:=SUM([.C92]+SUM((100-[.E92])*[.C92]/100))" office:value-type="float" office:value="234.53458" calcext:value-type="float">
            <text:p>234,53458</text:p>
          </table:table-cell>
          <table:table-cell table:formula="of:=SUM([.D92]+((100-[.E92])*[.D92]/100))" office:value-type="float" office:value="238.2440555" calcext:value-type="float">
            <text:p>238,2440555</text:p>
          </table:table-cell>
          <table:table-cell table:number-columns-repeated="4"/>
          <table:table-cell table:style-name="Default" table:number-columns-repeated="3"/>
          <table:table-cell/>
          <table:table-cell table:formula="of:=[.P91]" office:value-type="float" office:value="30" calcext:value-type="float">
            <text:p>30</text:p>
          </table:table-cell>
          <table:table-cell table:formula="of:=[.Q91]" office:value-type="float" office:value="-115" calcext:value-type="float">
            <text:p>-115</text:p>
          </table:table-cell>
          <table:table-cell/>
          <table:table-cell table:formula="of:=[.S91]" office:value-type="float" office:value="12.85" calcext:value-type="float">
            <text:p>12,85</text:p>
          </table:table-cell>
          <table:table-cell table:formula="of:=[.T9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8" calcext:value-type="float">
            <text:p>10,38</text:p>
          </table:table-cell>
          <table:table-cell office:value-type="float" office:value="194" calcext:value-type="float">
            <text:p>194</text:p>
          </table:table-cell>
          <table:table-cell table:formula="of:=SUM([.B93]*[.P93])+[.Q93]" office:value-type="float" office:value="196.4" calcext:value-type="float">
            <text:p>196,4</text:p>
          </table:table-cell>
          <table:table-cell table:formula="of:=SUM([.B93]*[.S93])+[.T93]" office:value-type="float" office:value="79.183" calcext:value-type="float">
            <text:p>79,183</text:p>
          </table:table-cell>
          <table:table-cell table:formula="of:=SUM([.C93]+SUM((100-[.E93])*[.C93]/100))" office:value-type="float" office:value="234.38498" calcext:value-type="float">
            <text:p>234,38498</text:p>
          </table:table-cell>
          <table:table-cell table:formula="of:=SUM([.D93]+((100-[.E93])*[.D93]/100))" office:value-type="float" office:value="237.284588" calcext:value-type="float">
            <text:p>237,284588</text:p>
          </table:table-cell>
          <table:table-cell table:number-columns-repeated="4"/>
          <table:table-cell table:style-name="Default" table:number-columns-repeated="3"/>
          <table:table-cell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/>
          <table:table-cell table:formula="of:=[.S92]" office:value-type="float" office:value="12.85" calcext:value-type="float">
            <text:p>12,85</text:p>
          </table:table-cell>
          <table:table-cell table:formula="of:=[.T9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8" calcext:value-type="float">
            <text:p>10,28</text:p>
          </table:table-cell>
          <table:table-cell office:value-type="float" office:value="191" calcext:value-type="float">
            <text:p>191</text:p>
          </table:table-cell>
          <table:table-cell table:formula="of:=SUM([.B94]*[.P93])+[.Q93]" office:value-type="float" office:value="193.4" calcext:value-type="float">
            <text:p>193,4</text:p>
          </table:table-cell>
          <table:table-cell table:formula="of:=SUM([.B94]*[.S94])+[.T94]" office:value-type="float" office:value="77.898" calcext:value-type="float">
            <text:p>77,898</text:p>
          </table:table-cell>
          <table:table-cell table:formula="of:=SUM([.C94]+SUM((100-[.E94])*[.C94]/100))" office:value-type="float" office:value="233.21482" calcext:value-type="float">
            <text:p>233,21482</text:p>
          </table:table-cell>
          <table:table-cell table:formula="of:=SUM([.D94]+((100-[.E94])*[.D94]/100))" office:value-type="float" office:value="236.145268" calcext:value-type="float">
            <text:p>236,145268</text:p>
          </table:table-cell>
          <table:table-cell table:number-columns-repeated="4"/>
          <table:table-cell table:style-name="Default" table:number-columns-repeated="3"/>
          <table:table-cell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/>
          <table:table-cell table:formula="of:=[.S93]" office:value-type="float" office:value="12.85" calcext:value-type="float">
            <text:p>12,85</text:p>
          </table:table-cell>
          <table:table-cell table:formula="of:=[.T9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3" calcext:value-type="float">
            <text:p>10,13</text:p>
          </table:table-cell>
          <table:table-cell office:value-type="float" office:value="188" calcext:value-type="float">
            <text:p>188</text:p>
          </table:table-cell>
          <table:table-cell table:formula="of:=SUM([.B95]*[.P93])+[.Q93]" office:value-type="float" office:value="188.9" calcext:value-type="float">
            <text:p>188,9</text:p>
          </table:table-cell>
          <table:table-cell table:formula="of:=SUM([.B95]*[.S95])+[.T95]" office:value-type="float" office:value="75.9705" calcext:value-type="float">
            <text:p>75,9705</text:p>
          </table:table-cell>
          <table:table-cell table:formula="of:=SUM([.C95]+SUM((100-[.E95])*[.C95]/100))" office:value-type="float" office:value="233.17546" calcext:value-type="float">
            <text:p>233,17546</text:p>
          </table:table-cell>
          <table:table-cell table:formula="of:=SUM([.D95]+((100-[.E95])*[.D95]/100))" office:value-type="float" office:value="234.2917255" calcext:value-type="float">
            <text:p>234,2917255</text:p>
          </table:table-cell>
          <table:table-cell table:number-columns-repeated="4"/>
          <table:table-cell table:style-name="Default" table:number-columns-repeated="3"/>
          <table:table-cell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/>
          <table:table-cell table:formula="of:=[.S94]" office:value-type="float" office:value="12.85" calcext:value-type="float">
            <text:p>12,85</text:p>
          </table:table-cell>
          <table:table-cell table:formula="of:=[.T9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3" calcext:value-type="float">
            <text:p>9,93</text:p>
          </table:table-cell>
          <table:table-cell office:value-type="float" office:value="179" calcext:value-type="float">
            <text:p>179</text:p>
          </table:table-cell>
          <table:table-cell table:formula="of:=SUM([.B96]*[.P93])+[.Q93]" office:value-type="float" office:value="182.9" calcext:value-type="float">
            <text:p>182,9</text:p>
          </table:table-cell>
          <table:table-cell table:formula="of:=SUM([.B96]*[.S96])+[.T96]" office:value-type="float" office:value="73.4005" calcext:value-type="float">
            <text:p>73,4005</text:p>
          </table:table-cell>
          <table:table-cell table:formula="of:=SUM([.C96]+SUM((100-[.E96])*[.C96]/100))" office:value-type="float" office:value="226.613105" calcext:value-type="float">
            <text:p>226,613105</text:p>
          </table:table-cell>
          <table:table-cell table:formula="of:=SUM([.D96]+((100-[.E96])*[.D96]/100))" office:value-type="float" office:value="231.5504855" calcext:value-type="float">
            <text:p>231,5504855</text:p>
          </table:table-cell>
          <table:table-cell table:number-columns-repeated="4"/>
          <table:table-cell table:style-name="Default" table:number-columns-repeated="3"/>
          <table:table-cell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/>
          <table:table-cell table:formula="of:=[.S95]" office:value-type="float" office:value="12.85" calcext:value-type="float">
            <text:p>12,85</text:p>
          </table:table-cell>
          <table:table-cell table:formula="of:=[.T9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" calcext:value-type="float">
            <text:p>9,48</text:p>
          </table:table-cell>
          <table:table-cell office:value-type="float" office:value="159" calcext:value-type="float">
            <text:p>159</text:p>
          </table:table-cell>
          <table:table-cell table:formula="of:=SUM([.B97]*[.P93])+[.Q93]" office:value-type="float" office:value="169.4" calcext:value-type="float">
            <text:p>169,4</text:p>
          </table:table-cell>
          <table:table-cell table:formula="of:=SUM([.B97]*[.S97])+[.T97]" office:value-type="float" office:value="67.618" calcext:value-type="float">
            <text:p>67,618</text:p>
          </table:table-cell>
          <table:table-cell table:formula="of:=SUM([.C97]+SUM((100-[.E97])*[.C97]/100))" office:value-type="float" office:value="210.48738" calcext:value-type="float">
            <text:p>210,48738</text:p>
          </table:table-cell>
          <table:table-cell table:formula="of:=SUM([.D97]+((100-[.E97])*[.D97]/100))" office:value-type="float" office:value="224.255108" calcext:value-type="float">
            <text:p>224,255108</text:p>
          </table:table-cell>
          <table:table-cell table:number-columns-repeated="4"/>
          <table:table-cell table:style-name="Default" table:number-columns-repeated="3"/>
          <table:table-cell/>
          <table:table-cell table:formula="of:=[.P95]" office:value-type="float" office:value="30" calcext:value-type="float">
            <text:p>30</text:p>
          </table:table-cell>
          <table:table-cell table:formula="of:=[.Q95]" office:value-type="float" office:value="-115" calcext:value-type="float">
            <text:p>-115</text:p>
          </table:table-cell>
          <table:table-cell/>
          <table:table-cell table:formula="of:=[.S96]" office:value-type="float" office:value="12.85" calcext:value-type="float">
            <text:p>12,85</text:p>
          </table:table-cell>
          <table:table-cell table:formula="of:=[.T96]" office:value-type="float" office:value="-54.2" calcext:value-type="float">
            <text:p>-54,2</text:p>
          </table:table-cell>
        </table:table-row>
        <table:table-row table:style-name="ro1" table:number-rows-repeated="17">
          <table:table-cell table:style-name="ce3" table:number-columns-repeated="3"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Diagrammes" table:style-name="ta1">
        <table:shapes>
          <draw:frame draw:z-index="0" draw:style-name="gr1" draw:text-style-name="P1" svg:width="280.84mm" svg:height="126.78mm" svg:x="0.01mm" svg:y="0.01mm">
            <loext:p draw:notify-on-update-of-ranges="'Valeurs Mesures'.B2:'Valeurs Mesures'.B97 'Valeurs Mesures'.C1:'Valeurs Mesures'.C1 'Valeurs Mesures'.C1:'Valeurs Mesures'.C97 'Valeurs Mesures'.G1:'Valeurs Mesures'.G1 'Valeurs Mesures'.G2:'Valeurs Mesures'.G97 'Valeurs Mesures'.D1:'Valeurs Mesures'.D1 'Valeurs Mesures'.D1:'Valeurs Mesures'.D97 'Valeurs Mesures'.F1:'Valeurs Mesures'.F1 'Valeurs Mesures'.F2:'Valeurs Mesures'.F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0.84mm" svg:height="126.78mm" svg:x="9.58mm" svg:y="181.32mm">
            <loext:p draw:notify-on-update-of-ranges="'Valeurs Mesures'.N2:'Valeurs Mesures'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0.84mm" svg:height="126.78mm" svg:x="0mm" svg:y="137.21mm">
            <loext:p draw:notify-on-update-of-ranges="'Valeurs Mesures'.M2:'Valeurs Mesures'.M67 'Valeurs Mesures'.N1:'Valeurs Mesures'.N1 'Valeurs Mesures'.N2:'Valeurs Mesures'.N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3:23:29.122258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2T13:43:25.366372636</dc:date>
    <meta:editing-duration>PT2H12M2S</meta:editing-duration>
    <meta:editing-cycles>124</meta:editing-cycles>
    <meta:generator>LibreOffice/5.1.6.2$Linux_X86_64 LibreOffice_project/10m0$Build-2</meta:generator>
    <meta:print-date>2017-04-28T21:52:50.988707929</meta:print-date>
    <meta:document-statistic meta:table-count="2" meta:cell-count="12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column-mapping="3 2" chart:style-name="ch1">
        <chart:title svg:x="11.356cm" svg:y="0.389cm" chart:style-name="ch2">
          <text:p>PowerMotor/BatteryLevel</text:p>
        </chart:title>
        <chart:legend chart:legend-position="end" svg:x="23.542cm" svg:y="5.333cm" style:legend-expansion="high" chart:style-name="ch3"/>
        <chart:plot-area chart:style-name="ch4" table:cell-range-address="'Valeurs Mesures'.B1:'Valeurs Mesures'.B97 'Valeurs Mesures'.C1:'Valeurs Mesures'.D97 'Valeurs Mesures'.F1:'Valeurs Mesures'.G97" chart:data-source-has-labels="both" svg:x="1.547cm" svg:y="1.451cm" svg:width="21.434cm" svg:height="10.975cm">
          <chartooo:coordinate-region svg:x="2.362cm" svg:y="1.451cm" svg:width="20.619cm" svg:height="9.67cm"/>
          <chart:axis chart:dimension="x" chart:name="primary-x" chart:style-name="ch5" chartooo:axis-type="auto">
            <chartooo:date-scale/>
            <chart:categories table:cell-range-address="'Valeurs Mesures'.B2:'Valeurs Mesures'.B9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C1:'Valeurs Mesures'.C97" chart:label-cell-address="'Valeurs Mesures'.C1:'Valeurs Mesures'.C1" chart:class="chart:line">
            <chart:data-point chart:repeated="97"/>
          </chart:series>
          <chart:series chart:style-name="ch9" chart:values-cell-range-address="'Valeurs Mesures'.G2:'Valeurs Mesures'.G97" chart:label-cell-address="'Valeurs Mesures'.G1:'Valeurs Mesures'.G1" chart:class="chart:line">
            <chart:data-point chart:repeated="96"/>
          </chart:series>
          <chart:series chart:style-name="ch10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1" chart:values-cell-range-address="'Valeurs Mesures'.F2:'Valeurs Mesures'.F97" chart:label-cell-address="'Valeurs Mesures'.F1:'Valeurs Mesures'.F1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C1:'Valeurs Mesures'.C1</svg:desc>
                </draw:g>
              </table:table-cell>
              <table:table-cell office:value-type="string">
                <text:p>Correction Theorique</text:p>
                <draw:g>
                  <svg:desc>'Valeurs Mesures'.G1:'Valeurs Mesures'.G1</svg:desc>
                </draw:g>
              </table:table-cell>
              <table:table-cell office:value-type="string">
                <text:p>Theorique</text:p>
                <draw:g>
                  <svg:desc>'Valeurs Mesures'.D1:'Valeurs Mesures'.D1</svg:desc>
                </draw:g>
              </table:table-cell>
              <table:table-cell office:value-type="string">
                <text:p>Correction</text:p>
                <draw:g>
                  <svg:desc>'Valeurs Mesures'.F1:'Valeurs Mesures'.F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C1:'Valeurs Mesures'.C97</svg:desc>
                </draw:g>
              </table:table-cell>
              <table:table-cell office:value-type="float" office:value="244.9520555">
                <text:p>244.9520555</text:p>
                <draw:g>
                  <svg:desc>'Valeurs Mesures'.G2:'Valeurs Mesures'.G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2.063235">
                <text:p>242.063235</text:p>
                <draw:g>
                  <svg:desc>'Valeurs Mesures'.F2:'Valeurs Mesures'.F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45.9">
                <text:p>245.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5.028108">
                <text:p>245.028108</text:p>
              </table:table-cell>
              <table:table-cell office:value-type="float" office:value="245">
                <text:p>245</text:p>
              </table:table-cell>
              <table:table-cell office:value-type="float" office:value="240.6168">
                <text:p>240.616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5.0644875">
                <text:p>245.0644875</text:p>
              </table:table-cell>
              <table:table-cell office:value-type="float" office:value="244.4">
                <text:p>244.4</text:p>
              </table:table-cell>
              <table:table-cell office:value-type="float" office:value="241.542">
                <text:p>241.542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5.093928">
                <text:p>245.093928</text:p>
              </table:table-cell>
              <table:table-cell office:value-type="float" office:value="243.5">
                <text:p>243.5</text:p>
              </table:table-cell>
              <table:table-cell office:value-type="float" office:value="242.4672">
                <text:p>242.4672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45.122388">
                <text:p>245.122388</text:p>
              </table:table-cell>
              <table:table-cell office:value-type="float" office:value="242.6">
                <text:p>242.6</text:p>
              </table:table-cell>
              <table:table-cell office:value-type="float" office:value="239.63912">
                <text:p>239.63912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5.1356375">
                <text:p>245.1356375</text:p>
              </table:table-cell>
              <table:table-cell office:value-type="float" office:value="241.4">
                <text:p>241.4</text:p>
              </table:table-cell>
              <table:table-cell office:value-type="float" office:value="241.568175">
                <text:p>241.56817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45.141948">
                <text:p>245.141948</text:p>
              </table:table-cell>
              <table:table-cell office:value-type="float" office:value="240.5">
                <text:p>240.5</text:p>
              </table:table-cell>
              <table:table-cell office:value-type="float" office:value="239.41242">
                <text:p>239.41242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45.1370455">
                <text:p>245.1370455</text:p>
              </table:table-cell>
              <table:table-cell office:value-type="float" office:value="239.6">
                <text:p>239.6</text:p>
              </table:table-cell>
              <table:table-cell office:value-type="float" office:value="241.945425">
                <text:p>241.94542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45.1296875">
                <text:p>245.1296875</text:p>
              </table:table-cell>
              <table:table-cell office:value-type="float" office:value="238.1">
                <text:p>238.1</text:p>
              </table:table-cell>
              <table:table-cell office:value-type="float" office:value="241.51725">
                <text:p>241.5172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45.1192455">
                <text:p>245.1192455</text:p>
              </table:table-cell>
              <table:table-cell office:value-type="float" office:value="237.5">
                <text:p>237.5</text:p>
              </table:table-cell>
              <table:table-cell office:value-type="float" office:value="240.04924">
                <text:p>240.0492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45.0978">
                <text:p>245.0978</text:p>
              </table:table-cell>
              <table:table-cell office:value-type="float" office:value="236.9">
                <text:p>236.9</text:p>
              </table:table-cell>
              <table:table-cell office:value-type="float" office:value="240.9436">
                <text:p>240.9436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45.0694155">
                <text:p>245.0694155</text:p>
              </table:table-cell>
              <table:table-cell office:value-type="float" office:value="236">
                <text:p>236</text:p>
              </table:table-cell>
              <table:table-cell office:value-type="float" office:value="241.83796">
                <text:p>241.83796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45.0466375">
                <text:p>245.0466375</text:p>
              </table:table-cell>
              <table:table-cell office:value-type="float" office:value="235.1">
                <text:p>235.1</text:p>
              </table:table-cell>
              <table:table-cell office:value-type="float" office:value="241.389225">
                <text:p>241.38922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45.0207755">
                <text:p>245.0207755</text:p>
              </table:table-cell>
              <table:table-cell office:value-type="float" office:value="234.5">
                <text:p>234.5</text:p>
              </table:table-cell>
              <table:table-cell office:value-type="float" office:value="239.887805">
                <text:p>239.887805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45.006688">
                <text:p>245.006688</text:p>
              </table:table-cell>
              <table:table-cell office:value-type="float" office:value="233.9">
                <text:p>233.9</text:p>
              </table:table-cell>
              <table:table-cell office:value-type="float" office:value="241.2309">
                <text:p>241.2309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44.9597995">
                <text:p>244.9597995</text:p>
              </table:table-cell>
              <table:table-cell office:value-type="float" office:value="233.6">
                <text:p>233.6</text:p>
              </table:table-cell>
              <table:table-cell office:value-type="float" office:value="241.064865">
                <text:p>241.06486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44.942628">
                <text:p>244.942628</text:p>
              </table:table-cell>
              <table:table-cell office:value-type="float" office:value="232.7">
                <text:p>232.7</text:p>
              </table:table-cell>
              <table:table-cell office:value-type="float" office:value="241.35913">
                <text:p>241.35913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44.905972">
                <text:p>244.905972</text:p>
              </table:table-cell>
              <table:table-cell office:value-type="float" office:value="232.4">
                <text:p>232.4</text:p>
              </table:table-cell>
              <table:table-cell office:value-type="float" office:value="241.94766">
                <text:p>241.94766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44.8864875">
                <text:p>244.8864875</text:p>
              </table:table-cell>
              <table:table-cell office:value-type="float" office:value="231.8">
                <text:p>231.8</text:p>
              </table:table-cell>
              <table:table-cell office:value-type="float" office:value="243.29975">
                <text:p>243.2997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44.823408">
                <text:p>244.823408</text:p>
              </table:table-cell>
              <table:table-cell office:value-type="float" office:value="231.5">
                <text:p>231.5</text:p>
              </table:table-cell>
              <table:table-cell office:value-type="float" office:value="241.00136">
                <text:p>241.0013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44.7775">
                <text:p>244.7775</text:p>
              </table:table-cell>
              <table:table-cell office:value-type="float" office:value="230.6">
                <text:p>230.6</text:p>
              </table:table-cell>
              <table:table-cell office:value-type="float" office:value="240.5205">
                <text:p>240.5205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44.7028555">
                <text:p>244.7028555</text:p>
              </table:table-cell>
              <table:table-cell office:value-type="float" office:value="230">
                <text:p>230</text:p>
              </table:table-cell>
              <table:table-cell office:value-type="float" office:value="240.323625">
                <text:p>240.32362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44.5925355">
                <text:p>244.5925355</text:p>
              </table:table-cell>
              <table:table-cell office:value-type="float" office:value="229.1">
                <text:p>229.1</text:p>
              </table:table-cell>
              <table:table-cell office:value-type="float" office:value="243.626615">
                <text:p>243.626615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44.563028">
                <text:p>244.563028</text:p>
              </table:table-cell>
              <table:table-cell office:value-type="float" office:value="227.9">
                <text:p>227.9</text:p>
              </table:table-cell>
              <table:table-cell office:value-type="float" office:value="241.76925">
                <text:p>241.76925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44.4698795">
                <text:p>244.4698795</text:p>
              </table:table-cell>
              <table:table-cell office:value-type="float" office:value="227.6">
                <text:p>227.6</text:p>
              </table:table-cell>
              <table:table-cell office:value-type="float" office:value="246.950165">
                <text:p>246.95016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44.4039255">
                <text:p>244.4039255</text:p>
              </table:table-cell>
              <table:table-cell office:value-type="float" office:value="226.7">
                <text:p>226.7</text:p>
              </table:table-cell>
              <table:table-cell office:value-type="float" office:value="245.376785">
                <text:p>245.376785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44.369792">
                <text:p>244.369792</text:p>
              </table:table-cell>
              <table:table-cell office:value-type="float" office:value="226.1">
                <text:p>226.1</text:p>
              </table:table-cell>
              <table:table-cell office:value-type="float" office:value="246.75072">
                <text:p>246.7507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44.299212">
                <text:p>244.299212</text:p>
              </table:table-cell>
              <table:table-cell office:value-type="float" office:value="225.8">
                <text:p>225.8</text:p>
              </table:table-cell>
              <table:table-cell office:value-type="float" office:value="241.91263">
                <text:p>241.91263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44.225548">
                <text:p>244.225548</text:p>
              </table:table-cell>
              <table:table-cell office:value-type="float" office:value="225.2">
                <text:p>225.2</text:p>
              </table:table-cell>
              <table:table-cell office:value-type="float" office:value="245.74788">
                <text:p>245.7478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44.1875595">
                <text:p>244.1875595</text:p>
              </table:table-cell>
              <table:table-cell office:value-type="float" office:value="224.6">
                <text:p>224.6</text:p>
              </table:table-cell>
              <table:table-cell office:value-type="float" office:value="241.68363">
                <text:p>241.6836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44.1488">
                <text:p>244.1488</text:p>
              </table:table-cell>
              <table:table-cell office:value-type="float" office:value="224.3">
                <text:p>224.3</text:p>
              </table:table-cell>
              <table:table-cell office:value-type="float" office:value="239.789">
                <text:p>239.789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44.068968">
                <text:p>244.068968</text:p>
              </table:table-cell>
              <table:table-cell office:value-type="float" office:value="224">
                <text:p>224</text:p>
              </table:table-cell>
              <table:table-cell office:value-type="float" office:value="242.53944">
                <text:p>242.53944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43.986052">
                <text:p>243.986052</text:p>
              </table:table-cell>
              <table:table-cell office:value-type="float" office:value="223.4">
                <text:p>223.4</text:p>
              </table:table-cell>
              <table:table-cell office:value-type="float" office:value="242.01489">
                <text:p>242.01489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43.986052">
                <text:p>243.986052</text:p>
              </table:table-cell>
              <table:table-cell office:value-type="float" office:value="222.8">
                <text:p>222.8</text:p>
              </table:table-cell>
              <table:table-cell office:value-type="float" office:value="242.01489">
                <text:p>242.01489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43.900052">
                <text:p>243.900052</text:p>
              </table:table-cell>
              <table:table-cell office:value-type="float" office:value="222.8">
                <text:p>222.8</text:p>
              </table:table-cell>
              <table:table-cell office:value-type="float" office:value="239.28988">
                <text:p>239.28988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43.810968">
                <text:p>243.810968</text:p>
              </table:table-cell>
              <table:table-cell office:value-type="float" office:value="222.2">
                <text:p>222.2</text:p>
              </table:table-cell>
              <table:table-cell office:value-type="float" office:value="242.0506">
                <text:p>242.0506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43.7652695">
                <text:p>243.7652695</text:p>
              </table:table-cell>
              <table:table-cell office:value-type="float" office:value="221.6">
                <text:p>221.6</text:p>
              </table:table-cell>
              <table:table-cell office:value-type="float" office:value="242.3333">
                <text:p>242.3333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43.6715595">
                <text:p>243.6715595</text:p>
              </table:table-cell>
              <table:table-cell office:value-type="float" office:value="221.3">
                <text:p>221.3</text:p>
              </table:table-cell>
              <table:table-cell office:value-type="float" office:value="240.69053">
                <text:p>240.69053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43.6715595">
                <text:p>243.6715595</text:p>
              </table:table-cell>
              <table:table-cell office:value-type="float" office:value="220.7">
                <text:p>220.7</text:p>
              </table:table-cell>
              <table:table-cell office:value-type="float" office:value="241.794615">
                <text:p>241.794615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43.5747655">
                <text:p>243.5747655</text:p>
              </table:table-cell>
              <table:table-cell office:value-type="float" office:value="220.7">
                <text:p>220.7</text:p>
              </table:table-cell>
              <table:table-cell office:value-type="float" office:value="241.25079">
                <text:p>241.25079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43.525212">
                <text:p>243.525212</text:p>
              </table:table-cell>
              <table:table-cell office:value-type="float" office:value="220.1">
                <text:p>220.1</text:p>
              </table:table-cell>
              <table:table-cell office:value-type="float" office:value="241.53092">
                <text:p>241.5309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43.4748875">
                <text:p>243.4748875</text:p>
              </table:table-cell>
              <table:table-cell office:value-type="float" office:value="219.8">
                <text:p>219.8</text:p>
              </table:table-cell>
              <table:table-cell office:value-type="float" office:value="239.5926">
                <text:p>239.5926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43.3719255">
                <text:p>243.3719255</text:p>
              </table:table-cell>
              <table:table-cell office:value-type="float" office:value="219.5">
                <text:p>219.5</text:p>
              </table:table-cell>
              <table:table-cell office:value-type="float" office:value="237.92413">
                <text:p>237.92413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43.2658795">
                <text:p>243.2658795</text:p>
              </table:table-cell>
              <table:table-cell office:value-type="float" office:value="218.9">
                <text:p>218.9</text:p>
              </table:table-cell>
              <table:table-cell office:value-type="float" office:value="239.588475">
                <text:p>239.58847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43.2117">
                <text:p>243.2117</text:p>
              </table:table-cell>
              <table:table-cell office:value-type="float" office:value="218.3">
                <text:p>218.3</text:p>
              </table:table-cell>
              <table:table-cell office:value-type="float" office:value="239.86475">
                <text:p>239.8647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43.2117">
                <text:p>243.2117</text:p>
              </table:table-cell>
              <table:table-cell office:value-type="float" office:value="218">
                <text:p>218</text:p>
              </table:table-cell>
              <table:table-cell office:value-type="float" office:value="239.86475">
                <text:p>239.86475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3.101028">
                <text:p>243.101028</text:p>
              </table:table-cell>
              <table:table-cell office:value-type="float" office:value="218">
                <text:p>218</text:p>
              </table:table-cell>
              <table:table-cell office:value-type="float" office:value="240.4173">
                <text:p>240.4173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3.101028">
                <text:p>243.101028</text:p>
              </table:table-cell>
              <table:table-cell office:value-type="float" office:value="217.4">
                <text:p>217.4</text:p>
              </table:table-cell>
              <table:table-cell office:value-type="float" office:value="239.29908">
                <text:p>239.2990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43.0445355">
                <text:p>243.0445355</text:p>
              </table:table-cell>
              <table:table-cell office:value-type="float" office:value="217.4">
                <text:p>217.4</text:p>
              </table:table-cell>
              <table:table-cell office:value-type="float" office:value="239.57407">
                <text:p>239.57407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42.9292375">
                <text:p>242.9292375</text:p>
              </table:table-cell>
              <table:table-cell office:value-type="float" office:value="217.1">
                <text:p>217.1</text:p>
              </table:table-cell>
              <table:table-cell office:value-type="float" office:value="239.001975">
                <text:p>239.00197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42.870432">
                <text:p>242.870432</text:p>
              </table:table-cell>
              <table:table-cell office:value-type="float" office:value="216.5">
                <text:p>216.5</text:p>
              </table:table-cell>
              <table:table-cell office:value-type="float" office:value="241.5224">
                <text:p>241.5224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42.8108555">
                <text:p>242.8108555</text:p>
              </table:table-cell>
              <table:table-cell office:value-type="float" office:value="216.2">
                <text:p>216.2</text:p>
              </table:table-cell>
              <table:table-cell office:value-type="float" office:value="240.67403">
                <text:p>240.67403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42.750508">
                <text:p>242.750508</text:p>
              </table:table-cell>
              <table:table-cell office:value-type="float" office:value="215.9">
                <text:p>215.9</text:p>
              </table:table-cell>
              <table:table-cell office:value-type="float" office:value="240.94902">
                <text:p>240.94902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42.6893895">
                <text:p>242.6893895</text:p>
              </table:table-cell>
              <table:table-cell office:value-type="float" office:value="215.6">
                <text:p>215.6</text:p>
              </table:table-cell>
              <table:table-cell office:value-type="float" office:value="238.96958">
                <text:p>238.969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42.6275">
                <text:p>242.6275</text:p>
              </table:table-cell>
              <table:table-cell office:value-type="float" office:value="215.3">
                <text:p>215.3</text:p>
              </table:table-cell>
              <table:table-cell office:value-type="float" office:value="239.242">
                <text:p>239.2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42.6275">
                <text:p>242.6275</text:p>
              </table:table-cell>
              <table:table-cell office:value-type="float" office:value="215">
                <text:p>215</text:p>
              </table:table-cell>
              <table:table-cell office:value-type="float" office:value="239.242">
                <text:p>239.242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42.501408">
                <text:p>242.501408</text:p>
              </table:table-cell>
              <table:table-cell office:value-type="float" office:value="215">
                <text:p>215</text:p>
              </table:table-cell>
              <table:table-cell office:value-type="float" office:value="237.5247">
                <text:p>237.5247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42.4372055">
                <text:p>242.4372055</text:p>
              </table:table-cell>
              <table:table-cell office:value-type="float" office:value="214.4">
                <text:p>214.4</text:p>
              </table:table-cell>
              <table:table-cell office:value-type="float" office:value="240.05926">
                <text:p>240.05926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2.372232">
                <text:p>242.372232</text:p>
              </table:table-cell>
              <table:table-cell office:value-type="float" office:value="214.1">
                <text:p>214.1</text:p>
              </table:table-cell>
              <table:table-cell office:value-type="float" office:value="240.33168">
                <text:p>240.33168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2.372232">
                <text:p>242.372232</text:p>
              </table:table-cell>
              <table:table-cell office:value-type="float" office:value="213.8">
                <text:p>213.8</text:p>
              </table:table-cell>
              <table:table-cell office:value-type="float" office:value="240.33168">
                <text:p>240.33168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42.3064875">
                <text:p>242.3064875</text:p>
              </table:table-cell>
              <table:table-cell office:value-type="float" office:value="213.8">
                <text:p>213.8</text:p>
              </table:table-cell>
              <table:table-cell office:value-type="float" office:value="239.469175">
                <text:p>239.46917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42.239972">
                <text:p>242.239972</text:p>
              </table:table-cell>
              <table:table-cell office:value-type="float" office:value="213.5">
                <text:p>213.5</text:p>
              </table:table-cell>
              <table:table-cell office:value-type="float" office:value="239.74031">
                <text:p>239.74031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42.1726855">
                <text:p>242.1726855</text:p>
              </table:table-cell>
              <table:table-cell office:value-type="float" office:value="213.2">
                <text:p>213.2</text:p>
              </table:table-cell>
              <table:table-cell office:value-type="float" office:value="238.87395">
                <text:p>238.87395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42.1726855">
                <text:p>242.1726855</text:p>
              </table:table-cell>
              <table:table-cell office:value-type="float" office:value="212.9">
                <text:p>212.9</text:p>
              </table:table-cell>
              <table:table-cell office:value-type="float" office:value="240.011445">
                <text:p>240.011445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42.104628">
                <text:p>242.104628</text:p>
              </table:table-cell>
              <table:table-cell office:value-type="float" office:value="212.9">
                <text:p>212.9</text:p>
              </table:table-cell>
              <table:table-cell office:value-type="float" office:value="239.1438">
                <text:p>239.143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42.0357995">
                <text:p>242.0357995</text:p>
              </table:table-cell>
              <table:table-cell office:value-type="float" office:value="212.6">
                <text:p>212.6</text:p>
              </table:table-cell>
              <table:table-cell office:value-type="float" office:value="239.41365">
                <text:p>239.41365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41.8958295">
                <text:p>241.8958295</text:p>
              </table:table-cell>
              <table:table-cell office:value-type="float" office:value="212.3">
                <text:p>212.3</text:p>
              </table:table-cell>
              <table:table-cell office:value-type="float" office:value="239.95335">
                <text:p>239.9533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41.824688">
                <text:p>241.824688</text:p>
              </table:table-cell>
              <table:table-cell office:value-type="float" office:value="211.7">
                <text:p>211.7</text:p>
              </table:table-cell>
              <table:table-cell office:value-type="float" office:value="239.07928">
                <text:p>239.0792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41.824688">
                <text:p>241.824688</text:p>
              </table:table-cell>
              <table:table-cell office:value-type="float" office:value="211.4">
                <text:p>211.4</text:p>
              </table:table-cell>
              <table:table-cell office:value-type="float" office:value="239.07928">
                <text:p>239.0792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41.7527755">
                <text:p>241.7527755</text:p>
              </table:table-cell>
              <table:table-cell office:value-type="float" office:value="211.4">
                <text:p>211.4</text:p>
              </table:table-cell>
              <table:table-cell office:value-type="float" office:value="239.347845">
                <text:p>239.34784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41.7527755">
                <text:p>241.7527755</text:p>
              </table:table-cell>
              <table:table-cell office:value-type="float" office:value="211.1">
                <text:p>211.1</text:p>
              </table:table-cell>
              <table:table-cell office:value-type="float" office:value="239.347845">
                <text:p>239.34784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41.6066375">
                <text:p>241.6066375</text:p>
              </table:table-cell>
              <table:table-cell office:value-type="float" office:value="211.1">
                <text:p>211.1</text:p>
              </table:table-cell>
              <table:table-cell office:value-type="float" office:value="238.7372">
                <text:p>238.7372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41.532412">
                <text:p>241.532412</text:p>
              </table:table-cell>
              <table:table-cell office:value-type="float" office:value="210.5">
                <text:p>210.5</text:p>
              </table:table-cell>
              <table:table-cell office:value-type="float" office:value="237.85542">
                <text:p>237.8554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41.4574155">
                <text:p>241.4574155</text:p>
              </table:table-cell>
              <table:table-cell office:value-type="float" office:value="210.2">
                <text:p>210.2</text:p>
              </table:table-cell>
              <table:table-cell office:value-type="float" office:value="239.27176">
                <text:p>239.27176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41.4574155">
                <text:p>241.4574155</text:p>
              </table:table-cell>
              <table:table-cell office:value-type="float" office:value="209.9">
                <text:p>209.9</text:p>
              </table:table-cell>
              <table:table-cell office:value-type="float" office:value="238.121415">
                <text:p>238.121415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41.381648">
                <text:p>241.381648</text:p>
              </table:table-cell>
              <table:table-cell office:value-type="float" office:value="209.9">
                <text:p>209.9</text:p>
              </table:table-cell>
              <table:table-cell office:value-type="float" office:value="236.08415">
                <text:p>236.08415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41.3051095">
                <text:p>241.3051095</text:p>
              </table:table-cell>
              <table:table-cell office:value-type="float" office:value="209.6">
                <text:p>209.6</text:p>
              </table:table-cell>
              <table:table-cell office:value-type="float" office:value="235.19466">
                <text:p>235.19466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41.1497195">
                <text:p>241.1497195</text:p>
              </table:table-cell>
              <table:table-cell office:value-type="float" office:value="209.3">
                <text:p>209.3</text:p>
              </table:table-cell>
              <table:table-cell office:value-type="float" office:value="235.71894">
                <text:p>235.7189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41.2278">
                <text:p>241.2278</text:p>
              </table:table-cell>
              <table:table-cell office:value-type="float" office:value="208.7">
                <text:p>208.7</text:p>
              </table:table-cell>
              <table:table-cell office:value-type="float" office:value="236.611">
                <text:p>236.611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41.1497195">
                <text:p>241.1497195</text:p>
              </table:table-cell>
              <table:table-cell office:value-type="float" office:value="209">
                <text:p>209</text:p>
              </table:table-cell>
              <table:table-cell office:value-type="float" office:value="236.874425">
                <text:p>236.87442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40.9912455">
                <text:p>240.9912455</text:p>
              </table:table-cell>
              <table:table-cell office:value-type="float" office:value="208.7">
                <text:p>208.7</text:p>
              </table:table-cell>
              <table:table-cell office:value-type="float" office:value="237.401275">
                <text:p>237.40127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40.910852">
                <text:p>240.910852</text:p>
              </table:table-cell>
              <table:table-cell office:value-type="float" office:value="208.1">
                <text:p>208.1</text:p>
              </table:table-cell>
              <table:table-cell office:value-type="float" office:value="236.50536">
                <text:p>236.50536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40.8296875">
                <text:p>240.8296875</text:p>
              </table:table-cell>
              <table:table-cell office:value-type="float" office:value="207.8">
                <text:p>207.8</text:p>
              </table:table-cell>
              <table:table-cell office:value-type="float" office:value="237.928125">
                <text:p>237.92812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40.747752">
                <text:p>240.747752</text:p>
              </table:table-cell>
              <table:table-cell office:value-type="float" office:value="207.5">
                <text:p>207.5</text:p>
              </table:table-cell>
              <table:table-cell office:value-type="float" office:value="237.02964">
                <text:p>237.02964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40.581568">
                <text:p>240.581568</text:p>
              </table:table-cell>
              <table:table-cell office:value-type="float" office:value="207.2">
                <text:p>207.2</text:p>
              </table:table-cell>
              <table:table-cell office:value-type="float" office:value="237.55392">
                <text:p>237.55392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40.239948">
                <text:p>240.239948</text:p>
              </table:table-cell>
              <table:table-cell office:value-type="float" office:value="206.6">
                <text:p>206.6</text:p>
              </table:table-cell>
              <table:table-cell office:value-type="float" office:value="236.26324">
                <text:p>236.26324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39.885992">
                <text:p>239.885992</text:p>
              </table:table-cell>
              <table:table-cell office:value-type="float" office:value="205.4">
                <text:p>205.4</text:p>
              </table:table-cell>
              <table:table-cell office:value-type="float" office:value="237.30152">
                <text:p>237.3015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39.5197">
                <text:p>239.5197</text:p>
              </table:table-cell>
              <table:table-cell office:value-type="float" office:value="204.2">
                <text:p>204.2</text:p>
              </table:table-cell>
              <table:table-cell office:value-type="float" office:value="237.1599">
                <text:p>237.1599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38.947132">
                <text:p>238.947132</text:p>
              </table:table-cell>
              <table:table-cell office:value-type="float" office:value="203">
                <text:p>203</text:p>
              </table:table-cell>
              <table:table-cell office:value-type="float" office:value="236.33439">
                <text:p>236.33439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38.2440555">
                <text:p>238.2440555</text:p>
              </table:table-cell>
              <table:table-cell office:value-type="float" office:value="201.2">
                <text:p>201.2</text:p>
              </table:table-cell>
              <table:table-cell office:value-type="float" office:value="234.53458">
                <text:p>234.53458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237.284588">
                <text:p>237.284588</text:p>
              </table:table-cell>
              <table:table-cell office:value-type="float" office:value="199.1">
                <text:p>199.1</text:p>
              </table:table-cell>
              <table:table-cell office:value-type="float" office:value="234.38498">
                <text:p>234.3849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236.145268">
                <text:p>236.145268</text:p>
              </table:table-cell>
              <table:table-cell office:value-type="float" office:value="196.4">
                <text:p>196.4</text:p>
              </table:table-cell>
              <table:table-cell office:value-type="float" office:value="233.21482">
                <text:p>233.21482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234.2917255">
                <text:p>234.2917255</text:p>
              </table:table-cell>
              <table:table-cell office:value-type="float" office:value="193.4">
                <text:p>193.4</text:p>
              </table:table-cell>
              <table:table-cell office:value-type="float" office:value="233.17546">
                <text:p>233.17546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231.5504855">
                <text:p>231.5504855</text:p>
              </table:table-cell>
              <table:table-cell office:value-type="float" office:value="188.9">
                <text:p>188.9</text:p>
              </table:table-cell>
              <table:table-cell office:value-type="float" office:value="226.613105">
                <text:p>226.61310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224.255108">
                <text:p>224.255108</text:p>
              </table:table-cell>
              <table:table-cell office:value-type="float" office:value="182.9">
                <text:p>182.9</text:p>
              </table:table-cell>
              <table:table-cell office:value-type="float" office:value="210.48738">
                <text:p>210.4873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-0.21cm" svg:y="0.598cm" style:legend-expansion="high" chart:style-name="ch3"/>
        <chart:plot-area chart:style-name="ch4" table:cell-range-address="'Valeurs Mesures'.N2:'Valeurs Mesures'.N6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'Valeurs Mesures'.N2:'Valeurs Mesures'.N67"/>
          </chart:axis>
          <chart:axis chart:dimension="y" chart:name="primary-y" chart:style-name="ch5">
            <chart:title svg:x="0cm" svg:y="0cm" chart:style-name="ch6">
              <text:p>Power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6.05cm" style:legend-expansion="high" chart:style-name="ch3"/>
        <chart:plot-area chart:style-name="ch4" table:cell-range-address="'Valeurs Mesures'.M1:'Valeurs Mesures'.N67" chart:data-source-has-labels="both" svg:x="1.547cm" svg:y="1.451cm" svg:width="21.936cm" svg:height="10.975cm">
          <chartooo:coordinate-region svg:x="2.362cm" svg:y="1.451cm" svg:width="21.121cm" svg:height="9.67cm"/>
          <chart:axis chart:dimension="x" chart:name="primary-x" chart:style-name="ch5" chartooo:axis-type="auto">
            <chartooo:date-scale/>
            <chart:categories table:cell-range-address="'Valeurs Mesures'.M2:'Valeurs Mesures'.M6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N2:'Valeurs Mesures'.N67" chart:label-cell-address="'Valeurs Mesures'.N1:'Valeurs Mesures'.N1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N1:'Valeurs Mesures'.N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M2:'Valeurs Mesures'.M67</svg:desc>
                </draw:g>
              </table:table-cell>
              <table:table-cell office:value-type="float" office:value="740">
                <text:p>740</text:p>
                <draw:g>
                  <svg:desc>'Valeurs Mesures'.N2:'Valeurs Mesures'.N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